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39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0.3402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0.452in"/>
    </style:style>
    <style:style style:name="co7" style:family="table-column">
      <style:table-column-properties fo:break-before="auto" style:column-width="0.2807in"/>
    </style:style>
    <style:style style:name="co8" style:family="table-column">
      <style:table-column-properties fo:break-before="auto" style:column-width="0.2689in"/>
    </style:style>
    <style:style style:name="co9" style:family="table-column">
      <style:table-column-properties fo:break-before="auto" style:column-width="0.2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8" style:family="table-cell" style:parent-style-name="Default">
      <style:text-properties fo:font-size="9pt" style:font-size-asian="9pt" style:font-size-complex="9pt"/>
    </style:style>
    <style:style style:name="ce79" style:family="table-cell" style:parent-style-name="Default">
      <style:text-properties style:font-name="Courier New" fo:font-size="9pt" style:font-size-asian="9pt" style:font-size-complex="9pt"/>
    </style:style>
    <style:style style:name="ce3" style:family="table-cell" style:parent-style-name="Default">
      <style:text-properties fo:font-size="8pt" style:font-size-asian="8pt" style:font-size-complex="8pt"/>
    </style:style>
    <style:style style:name="ce81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82" style:family="table-cell" style:parent-style-name="Default">
      <style:table-cell-properties fo:background-color="#ffdbb6"/>
      <style:text-properties fo:font-size="8pt" style:font-size-asian="8pt" style:font-size-complex="8pt"/>
    </style:style>
    <style:style style:name="ce83" style:family="table-cell" style:parent-style-name="Default">
      <style:table-cell-properties fo:background-color="#ffffd7"/>
      <style:text-properties fo:font-size="8pt" style:font-size-asian="8pt" style:font-size-complex="8pt"/>
    </style:style>
    <style:style style:name="ce84" style:family="table-cell" style:parent-style-name="Default">
      <style:table-cell-properties fo:background-color="#ffd8ce"/>
      <style:text-properties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>
      <style:table-cell-properties style:text-align-source="fix" style:repeat-content="false" fo:border="0.99pt dotte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ackground-color="#eeeeee" fo:border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90" style:family="table-cell" style:parent-style-name="Default">
      <style:table-cell-properties fo:border="0.06pt solid #000000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2" style:family="table-cell" style:parent-style-name="Default">
      <style:text-properties style:use-window-font-color="true" fo:font-size="8pt" style:font-size-asian="8pt" style:font-size-complex="8pt"/>
    </style:style>
    <style:style style:name="ce93" style:family="table-cell" style:parent-style-name="Default">
      <style:text-properties style:use-window-font-color="true"/>
    </style:style>
    <style:style style:name="ce17" style:family="table-cell" style:parent-style-name="Default">
      <style:text-properties fo:color="#999999" fo:font-size="8pt" style:font-size-asian="8pt" style:font-size-complex="8pt"/>
    </style:style>
    <style:style style:name="ce95" style:family="table-cell" style:parent-style-name="Default">
      <style:text-properties style:use-window-font-color="true"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8pt" style:font-size-asian="8pt" style:font-size-complex="8pt"/>
    </style:style>
    <style:style style:name="ce21" style:family="table-cell" style:parent-style-name="Default">
      <style:text-properties fo:color="#999999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99999" fo:font-size="8pt" fo:font-weight="bold" style:font-size-asian="8pt" style:font-weight-asian="bold" style:font-size-complex="8pt" style:font-weight-complex="bold"/>
    </style:style>
    <style:style style:name="ce10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999999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103" style:family="table-cell" style:parent-style-name="Default">
      <style:text-properties fo:color="#999999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>
      <style:table-cell-properties fo:border="none"/>
      <style:text-properties fo:color="#999999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999999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9999" fo:font-size="8pt" style:font-size-asian="8pt" style:font-size-complex="8pt"/>
    </style:style>
    <style:style style:name="ce107" style:family="table-cell" style:parent-style-name="Default">
      <style:table-cell-properties fo:border="none"/>
      <style:text-properties fo:color="#999999" fo:font-size="8pt" style:font-size-asian="8pt" style:font-size-complex="8pt"/>
    </style:style>
    <style:style style:name="ce108" style:family="table-cell" style:parent-style-name="Default">
      <style:table-cell-properties fo:border="0.06pt solid #000000"/>
      <style:text-properties fo:color="#999999" fo:font-size="8pt" style:font-size-asian="8pt" style:font-size-complex="8pt"/>
    </style:style>
    <style:style style:name="ce109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color="#999999"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9999" fo:font-size="8pt" style:font-size-asian="8pt" style:font-size-complex="8pt"/>
    </style:style>
    <style:style style:name="ce111" style:family="table-cell" style:parent-style-name="Default">
      <style:text-properties fo:color="#eeeeee" fo:font-size="8pt" style:font-size-asian="8pt" style:font-size-complex="8pt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ffffd7" fo:border="0.06pt solid #000000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ffffd7"/>
      <style:text-properties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0.06pt solid #000000" fo:border-left="none" fo:border-right="none" fo:border-top="0.06pt solid #000000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in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use-window-font-color="true" fo:font-size="8pt" style:font-size-asian="8pt" style:font-size-complex="8pt"/>
    </style:style>
    <style:style style:name="ce55" style:family="table-cell" style:parent-style-name="Default">
      <style:table-cell-properties fo:border="0.06pt solid #000000"/>
      <style:text-properties style:use-window-font-color="true" fo:font-size="8pt" style:font-size-asian="8pt" style:font-size-complex="8pt"/>
    </style:style>
    <style:style style:name="ce56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6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128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32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14" style:family="table-cell" style:parent-style-name="Default">
      <style:table-cell-properties fo:border-bottom="none" fo:border-left="0.06pt solid #000000" fo:border-right="none" fo:border-top="0.06pt solid #000000"/>
      <style:text-properties fo:font-size="8pt" fo:font-style="italic" style:font-size-asian="8pt" style:font-style-asian="italic" style:font-size-complex="8pt" style:font-style-complex="italic"/>
    </style:style>
    <style:style style:name="ce115" style:family="table-cell" style:parent-style-name="Default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Courier New" fo:font-size="8pt" style:font-size-asian="8pt" style:font-size-complex="8pt"/>
    </style:style>
    <style:style style:name="ce119" style:family="table-cell" style:parent-style-name="Default">
      <style:table-cell-properties fo:border-bottom="none" fo:border-left="0.06pt solid #000000" fo:border-right="none" fo:border-top="none"/>
      <style:text-properties fo:font-size="8pt" fo:font-style="italic" style:font-size-asian="8pt" style:font-style-asian="italic" style:font-size-complex="8pt" style:font-style-complex="italic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7pt" style:font-size-asian="7pt" style:font-size-complex="7pt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Courier New" fo:font-size="6pt" style:font-size-asian="6pt" style:font-size-complex="6pt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urier New" fo:font-size="8pt" style:font-size-asian="8pt" style:font-size-complex="8pt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Courier New" fo:font-size="8pt" style:font-size-asian="8pt" style:font-size-complex="8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Courier New" fo:font-size="7pt" style:font-size-asian="7pt" style:font-size-complex="7pt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in"/>
      <style:text-properties style:font-name="Courier New" fo:font-size="7pt" style:font-size-asian="7pt" style:font-size-complex="7pt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 fo:margin-left="0in"/>
      <style:text-properties style:font-name="Courier New" fo:font-size="7pt" style:font-size-asian="7pt" style:font-size-complex="7pt"/>
    </style:style>
    <style:style style:name="ce149" style:family="table-cell" style:parent-style-name="Default">
      <style:table-cell-properties fo:border-bottom="none" fo:border-left="none" fo:border-right="0.06pt solid #000000" fo:border-top="none"/>
      <style:text-properties style:font-name="Courier New" fo:font-size="8pt" style:font-size-asian="8pt" style:font-size-complex="8pt"/>
    </style:style>
    <style:style style:name="ce150" style:family="table-cell" style:parent-style-name="Default">
      <style:table-cell-properties fo:border-bottom="0.06pt solid #000000" fo:border-left="none" fo:border-right="0.06pt solid #000000" fo:border-top="none"/>
      <style:text-properties style:font-name="Courier New" fo:font-size="8pt" style:font-size-asian="8pt" style:font-size-complex="8pt"/>
    </style:style>
    <style:style style:name="ce12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30" style:family="table-cell" style:parent-style-name="Default">
      <style:text-properties style:font-name="Courier New" fo:font-size="8pt" style:font-size-asian="8pt" style:font-size-complex="8pt"/>
    </style:style>
    <style:style style:name="ce131" style:family="table-cell" style:parent-style-name="Default">
      <style:table-cell-properties fo:border-bottom="0.06pt solid #000000" fo:border-left="none" fo:border-right="none" fo:border-top="none"/>
      <style:text-properties style:font-name="Courier New" fo:font-size="8pt" style:font-size-asian="8pt" style:font-size-complex="8pt"/>
    </style:style>
    <style:style style:name="ce15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5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 fo:margin-left="0in"/>
      <style:text-properties style:font-name="Courier New" fo:font-size="8pt" style:font-size-asian="8pt" style:font-size-complex="8pt"/>
    </style:style>
    <style:style style:name="ce13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8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59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8pt" style:font-size-asian="8pt" style:font-size-complex="8pt"/>
    </style:style>
    <style:style style:name="ce160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7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7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6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in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in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start" fo:margin-left="0in"/>
      <style:text-properties fo:font-size="8pt" style:font-size-asian="8pt" style:font-size-complex="8pt"/>
    </style:style>
    <style:style style:name="ce1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45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248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72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268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34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24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5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57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Mang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Mang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Mang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Courier New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Mang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/>
    </style:style>
    <style:style style:name="T1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cro calcs" table:style-name="ta1">
        <table:table-column table:style-name="co1" table:default-cell-style-name="ce78"/>
        <table:table-column table:style-name="co2" table:default-cell-style-name="ce79"/>
        <table:table-column table:style-name="co1" table:number-columns-repeated="62" table:default-cell-style-name="ce78"/>
        <table:table-row table:style-name="ro1">
          <table:table-cell/>
          <table:table-cell office:value-type="string" calcext:value-type="string">
            <text:p><text:a xlink:href="https://community.bistudio.com/wiki/Arma_3:_GUI_Coordinates#Using_the_grids_in_the_GUI_Editor" xlink:type="simple">https://community.bistudio.com/wiki/Arma_3:_GUI_Coordinates#Using_the_grids_in_the_GUI_Editor</text:a>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feZoneW</text:p>
          </table:table-cell>
          <table:table-cell office:value-type="float" office:value="2.83634" calcext:value-type="float">
            <text:p>2.83634</text:p>
          </table:table-cell>
          <table:table-cell office:value-type="string" calcext:value-type="string">
            <text:p>[2.83634,2.12677,-0.918168,-0.563386]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safeZoneH</text:p>
          </table:table-cell>
          <table:table-cell office:value-type="float" office:value="2.12677" calcext:value-type="float">
            <text:p>2.12677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afeZoneX</text:p>
          </table:table-cell>
          <table:table-cell office:value-type="float" office:value="-0.918168" calcext:value-type="float">
            <text:p>-0.918168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afeZoneY</text:p>
          </table:table-cell>
          <table:table-cell office:value-type="float" office:value="-0.563386" calcext:value-type="float">
            <text:p>-0.563386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office:annotation draw:style-name="gr1" draw:text-style-name="P2" svg:width="5.0244in" svg:height="1.0244in" svg:x="7.9413in" svg:y="1.3177in" draw:caption-point-x="-2.0177in" draw:caption-point-y="-0.2472in">
              <dc:date>2021-02-09T00:00:00</dc:date>
              <text:p text:style-name="P1"><text:span text:style-name="T1">Aside from maybe there being some value in determining appropriate aspect ratios, we are not sure how this component gets used when determining things like </text:span><text:span text:style-name="T2">“center” </text:span><text:span text:style-name="T1">or at least, the outcome has not been actually </text:span><text:span text:style-name="T2">“centered” </text:span><text:span text:style-name="T1">in our experience. However, working directly with the </text:span><text:span text:style-name="T3">safeZoneX</text:span><text:span text:style-name="T1"> and </text:span><text:span text:style-name="T3">safeZoneW</text:span><text:span text:style-name="T1"> components themselves, alone, seems to produce the intended, indeed expected, results.</text:span></text:p>
            </office:annotation>
            <text:p>GUI_GRID_WAbs</text:p>
          </table:table-cell>
          <table:table-cell table:formula="of:=MIN(1.2;[.D7])" office:value-type="float" office:value="1.2" calcext:value-type="float">
            <text:p>1.2</text:p>
          </table:table-cell>
          <table:table-cell table:formula="of:=[.C2]/[.C3]" office:value-type="float" office:value="1.33363739379435" calcext:value-type="float">
            <text:p>1.33363739379435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GUI_GRID_HAbs</text:p>
          </table:table-cell>
          <table:table-cell table:formula="of:=MIN(1;[.C7])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GUI_GRID_W</text:p>
          </table:table-cell>
          <table:table-cell table:formula="of:=[.C7]/40" office:value-type="float" office:value="0.03" calcext:value-type="float">
            <text:p>0.03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GUI_GRID_H</text:p>
          </table:table-cell>
          <table:table-cell table:formula="of:=[.C8]/25" office:value-type="float" office:value="0.04" calcext:value-type="float">
            <text:p>0.04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GUI_GRID_X</text:p>
          </table:table-cell>
          <table:table-cell table:formula="of:=[.C4]" office:value-type="float" office:value="-0.918168" calcext:value-type="float">
            <text:p>-0.918168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GUI_GRID_Y</text:p>
          </table:table-cell>
          <table:table-cell table:formula="of:=[.C5]+[.C3]-[.C8]" office:value-type="float" office:value="0.563384" calcext:value-type="float">
            <text:p>0.563384</text:p>
          </table:table-cell>
          <table:table-cell table:number-columns-repeated="61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VX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W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KPX_GETXC_VXW(VX,VW,W)</text:p>
          </table:table-cell>
          <table:table-cell table:number-columns-repeated="62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rizontal Grid+Spacing" table:style-name="ta1">
        <table:table-column table:style-name="co3" table:number-columns-repeated="64" table:default-cell-style-name="ce3"/>
        <table:table-row table:style-name="ro1">
          <table:table-cell table:number-columns-repeated="64"/>
        </table:table-row>
        <table:table-row table:style-name="ro1">
          <table:table-cell/>
          <table:table-cell table:style-name="ce81" office:value-type="string" calcext:value-type="string">
            <text:p>Comprehension of dialog layouts within Arma 3 begins with understanding how grid layout occurs.</text:p>
          </table:table-cell>
          <table:table-cell table:number-columns-repeated="62"/>
        </table:table-row>
        <table:table-row table:style-name="ro1">
          <table:table-cell/>
          <table:table-cell table:style-name="ce81" office:value-type="string" calcext:value-type="string">
            <text:p>1. First understand that, conceptually, the grid is decomposed into constituent cells.</text:p>
          </table:table-cell>
          <table:table-cell table:number-columns-repeated="62"/>
        </table:table-row>
        <table:table-row table:style-name="ro1">
          <table:table-cell/>
          <table:table-cell table:style-name="ce81" office:value-type="string" calcext:value-type="string">
            <text:p>2. Second, we allow for padding around each of those grid cells.</text:p>
          </table:table-cell>
          <table:table-cell table:number-columns-repeated="62"/>
        </table:table-row>
        <table:table-row table:style-name="ro1">
          <table:table-cell/>
          <table:table-cell table:style-name="ce81" office:value-type="string" calcext:value-type="string">
            <text:p>3. The aim is also to derive local coordinates given the world coordinates, or at the very least, take into account incrementally narrower view dimensions.</text:p>
          </table:table-cell>
          <table:table-cell table:number-columns-repeated="62"/>
        </table:table-row>
        <table:table-row table:style-name="ro1">
          <table:table-cell/>
          <table:table-cell table:style-name="ce81" office:value-type="string" calcext:value-type="string">
            <text:p>4. We will illustrate in the horizontal direction in this example; however, the same principle applies in the vertical.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2"/>
          <table:table-cell table:style-name="ce83" table:number-columns-repeated="21"/>
          <table:table-cell table:style-name="ce82">
            <office:annotation draw:style-name="gr2" draw:text-style-name="P2" svg:width="4.1138in" svg:height="0.5457in" svg:x="5.5488in" svg:y="1.2819in" draw:caption-point-x="-0.7528in" draw:caption-point-y="-0.0339in">
              <dc:date>2021-02-07T00:00:00</dc:date>
              <text:p text:style-name="P1"><text:span text:style-name="T1">While at the same time taking into consideration </text:span><text:span text:style-name="T2">spacing outside the perimeter </text:span><text:span text:style-name="T1">of the grid layout. Layout can be </text:span><text:span text:style-name="T2">centered </text:span><text:span text:style-name="T1">on the screen, </text:span><text:span text:style-name="T2">left </text:span><text:span text:style-name="T1">or </text:span><text:span text:style-name="T2">right aligned</text:span><text:span text:style-name="T1">, so on and so forth.</text:span></text:p>
            </office:annotation>
          </table:table-cell>
          <table:table-cell table:number-columns-repeated="40"/>
        </table:table-row>
        <table:table-row table:style-name="ro1">
          <table:table-cell/>
          <table:table-cell table:style-name="ce82"/>
          <table:table-cell table:style-name="ce84">
            <office:annotation draw:style-name="gr3" draw:text-style-name="P2" svg:width="2.4272in" svg:height="0.2346in" svg:x="0.9728in" svg:y="2.4528in" draw:caption-point-x="-0.3768in" draw:caption-point-y="-1.0268in">
              <dc:date>2021-02-07T00:00:00</dc:date>
              <text:p text:style-name="P1"><text:span text:style-name="T2">Spacing</text:span><text:span text:style-name="T1"> also </text:span><text:span text:style-name="T2">around</text:span><text:span text:style-name="T1"> the total layout.</text:span></text:p>
            </office:annotation>
          </table:table-cell>
          <table:table-cell table:style-name="ce87" office:value-type="string" calcext:value-type="string" table:number-columns-spanned="1" table:number-rows-spanned="7">
            <office:annotation draw:style-name="gr3" draw:text-style-name="P2" svg:width="2.839in" svg:height="0.2346in" svg:x="1.7984in" svg:y="2.0295in" draw:caption-point-x="-1.0024in" draw:caption-point-y="-0.6035in">
              <dc:date>2021-02-07T00:00:00</dc:date>
              <text:p text:style-name="P1"><text:span text:style-name="T1">Assuming in this example a </text:span><text:span text:style-name="T2">10x grid</text:span><text:span text:style-name="T1"> layout.</text:span></text:p>
            </office:annotation>
            <text:p>COLUMN</text:p>
          </table:table-cell>
          <table:table-cell table:style-name="ce84">
            <office:annotation draw:style-name="gr3" draw:text-style-name="P2" svg:width="2.5634in" svg:height="0.2346in" svg:x="2.624in" svg:y="1.6591in" draw:caption-point-x="-1.628in" draw:caption-point-y="-0.2331in">
              <dc:date>2021-02-07T00:00:00</dc:date>
              <text:p text:style-name="P1"><text:span text:style-name="T2">Spacing between</text:span><text:span text:style-name="T1"> each of the grid cells.</text:span></text:p>
            </office:annotation>
          </table:table-cell>
          <table:table-cell table:style-name="ce87" office:value-type="string" calcext:value-type="string" table:number-columns-spanned="1" table:number-rows-spanned="7">
            <text:p>…</text:p>
          </table:table-cell>
          <table:table-cell table:style-name="ce84"/>
          <table:table-cell table:style-name="ce87" table:number-columns-spanned="1" table:number-rows-spanned="7"/>
          <table:table-cell table:style-name="ce84"/>
          <table:table-cell table:style-name="ce87" table:number-columns-spanned="1" table:number-rows-spanned="7"/>
          <table:table-cell table:style-name="ce84"/>
          <table:table-cell table:style-name="ce87" table:number-columns-spanned="1" table:number-rows-spanned="7"/>
          <table:table-cell table:style-name="ce84"/>
          <table:table-cell table:style-name="ce87" table:number-columns-spanned="1" table:number-rows-spanned="7"/>
          <table:table-cell table:style-name="ce84"/>
          <table:table-cell table:style-name="ce87" table:number-columns-spanned="1" table:number-rows-spanned="7"/>
          <table:table-cell table:style-name="ce84"/>
          <table:table-cell table:style-name="ce87" table:number-columns-spanned="1" table:number-rows-spanned="7"/>
          <table:table-cell table:style-name="ce84"/>
          <table:table-cell table:style-name="ce87" table:number-columns-spanned="1" table:number-rows-spanned="7"/>
          <table:table-cell table:style-name="ce84"/>
          <table:table-cell table:style-name="ce87" table:number-columns-spanned="1" table:number-rows-spanned="7"/>
          <table:table-cell table:style-name="ce84"/>
          <table:table-cell table:style-name="ce82"/>
          <table:table-cell table:number-columns-repeated="40"/>
        </table:table-row>
        <table:table-row table:style-name="ro1">
          <table:table-cell/>
          <table:table-cell table:style-name="ce82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table-cell table:style-name="ce82"/>
          <table:table-cell table:number-columns-repeated="40"/>
        </table:table-row>
        <table:table-row table:style-name="ro1">
          <table:table-cell/>
          <table:table-cell table:style-name="ce82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table-cell table:style-name="ce82"/>
          <table:table-cell table:number-columns-repeated="40"/>
        </table:table-row>
        <table:table-row table:style-name="ro1">
          <table:table-cell/>
          <table:table-cell table:style-name="ce82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table-cell table:style-name="ce82"/>
          <table:table-cell table:number-columns-repeated="40"/>
        </table:table-row>
        <table:table-row table:style-name="ro1">
          <table:table-cell/>
          <table:table-cell table:style-name="ce82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table-cell table:style-name="ce82"/>
          <table:table-cell table:number-columns-repeated="40"/>
        </table:table-row>
        <table:table-row table:style-name="ro1">
          <table:table-cell/>
          <table:table-cell table:style-name="ce82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table-cell table:style-name="ce82"/>
          <table:table-cell table:number-columns-repeated="40"/>
        </table:table-row>
        <table:table-row table:style-name="ro1">
          <table:table-cell/>
          <table:table-cell table:style-name="ce82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table-cell table:style-name="ce82"/>
          <table:table-cell table:number-columns-repeated="40"/>
        </table:table-row>
        <table:table-row table:style-name="ro1">
          <table:table-cell/>
          <table:table-cell table:style-name="ce82"/>
          <table:table-cell table:style-name="ce83" table:number-columns-repeated="21"/>
          <table:table-cell table:style-name="ce82"/>
          <table:table-cell table:number-columns-repeated="4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84" table:number-columns-repeated="16"/>
          <table:table-cell table:number-columns-repeated="46"/>
        </table:table-row>
        <table:table-row table:style-name="ro1">
          <table:table-cell table:number-columns-repeated="2"/>
          <table:table-cell table:style-name="ce85" office:value-type="string" calcext:value-type="string" table:number-columns-spanned="15" table:number-rows-spanned="1">
            <text:p>TITLE</text:p>
          </table:table-cell>
          <table:covered-table-cell table:number-columns-repeated="6" table:style-name="ce89"/>
          <table:covered-table-cell table:style-name="ce90"/>
          <table:covered-table-cell table:number-columns-repeated="7" table:style-name="ce89"/>
          <table:table-cell table:style-name="ce91" office:value-type="string" calcext:value-type="string">
            <text:p>[X]</text:p>
          </table:table-cell>
          <table:table-cell/>
          <table:table-cell office:value-type="string" calcext:value-type="string">
            <text:p>Update, we must consider <text:span text:style-name="T7">title</text:span> as potentially being part of a dialog.</text:p>
          </table:table-cell>
          <table:table-cell table:number-columns-repeated="44"/>
        </table:table-row>
        <table:table-row table:style-name="ro1">
          <table:table-cell table:number-columns-repeated="2"/>
          <table:table-cell table:style-name="ce84" table:number-columns-repeated="16"/>
          <table:table-cell/>
          <table:table-cell office:value-type="string" calcext:value-type="string">
            <text:p>1. <text:span text:style-name="T7">Spacing</text:span> is the same regardless of the <text:span text:style-name="T7">row</text:span>, <text:span text:style-name="T7">title</text:span>, etc.</text:p>
          </table:table-cell>
          <table:table-cell table:number-columns-repeated="44"/>
        </table:table-row>
        <table:table-row table:style-name="ro1">
          <table:table-cell table:number-columns-repeated="2"/>
          <table:table-cell table:style-name="ce86" office:value-type="string" calcext:value-type="string" table:number-columns-spanned="16" table:number-rows-spanned="1">
            <text:p>ROW</text:p>
          </table:table-cell>
          <table:covered-table-cell table:number-columns-repeated="15"/>
          <table:table-cell/>
          <table:table-cell office:value-type="string" calcext:value-type="string">
            <text:p>2. <text:span text:style-name="T7">Title height </text:span>can be anything; which also encompasses the <text:span text:style-name="T7">cross</text:span> (X) <text:span text:style-name="T7">close button</text:span><text:span text:style-name="T8">.</text:span></text:p>
          </table:table-cell>
          <table:table-cell table:number-columns-repeated="44"/>
        </table:table-row>
        <table:table-row table:style-name="ro1">
          <table:table-cell table:number-columns-repeated="2"/>
          <table:table-cell table:style-name="ce84" table:number-columns-repeated="16"/>
          <table:table-cell/>
          <table:table-cell office:value-type="string" calcext:value-type="string">
            <text:p>3. <text:span text:style-name="T7">Rows</text:span> have a height apart from the <text:span text:style-name="T7">title</text:span> height.</text:p>
          </table:table-cell>
          <table:table-cell table:number-columns-repeated="44"/>
        </table:table-row>
        <table:table-row table:style-name="ro1">
          <table:table-cell table:number-columns-repeated="2"/>
          <table:table-cell table:style-name="ce86" office:value-type="string" calcext:value-type="string" table:number-columns-spanned="16" table:number-rows-spanned="1">
            <text:p>…</text:p>
          </table:table-cell>
          <table:covered-table-cell table:number-columns-repeated="15"/>
          <table:table-cell table:number-columns-repeated="46"/>
        </table:table-row>
        <table:table-row table:style-name="ro1">
          <table:table-cell table:number-columns-repeated="2"/>
          <table:table-cell table:style-name="ce84" table:number-columns-repeated="16"/>
          <table:table-cell table:number-columns-repeated="46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duction Manager Dialog 0.1" table:style-name="ta1">
        <table:table-column table:style-name="co3" table:default-cell-style-name="ce92"/>
        <table:table-column table:style-name="co4" table:default-cell-style-name="ce92"/>
        <table:table-column table:style-name="co4" table:default-cell-style-name="ce17"/>
        <table:table-column table:style-name="co3" table:number-columns-repeated="5" table:default-cell-style-name="ce17"/>
        <table:table-column table:style-name="co4" table:default-cell-style-name="ce17"/>
        <table:table-column table:style-name="co3" table:number-columns-repeated="3" table:default-cell-style-name="ce17"/>
        <table:table-column table:style-name="co5" table:default-cell-style-name="ce17"/>
        <table:table-column table:style-name="co3" table:default-cell-style-name="ce17"/>
        <table:table-column table:style-name="co6" table:default-cell-style-name="ce17"/>
        <table:table-column table:style-name="co4" table:default-cell-style-name="ce17"/>
        <table:table-column table:style-name="co3" table:default-cell-style-name="ce17"/>
        <table:table-column table:style-name="co4" table:default-cell-style-name="ce17"/>
        <table:table-column table:style-name="co3" table:number-columns-repeated="10" table:default-cell-style-name="ce17"/>
        <table:table-column table:style-name="co7" table:default-cell-style-name="ce17"/>
        <table:table-column table:style-name="co3" table:default-cell-style-name="ce111"/>
        <table:table-column table:style-name="co3" table:number-columns-repeated="34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95" office:value-type="string" calcext:value-type="string">
            <text:p>This was a decent first draft, but I think we have a better vision cast on the right.</text:p>
          </table:table-cell>
          <table:table-cell table:number-columns-repeated="61"/>
        </table:table-row>
        <table:table-row table:style-name="ro1">
          <table:table-cell table:style-name="ce93"/>
          <table:table-cell/>
          <table:table-cell table:style-name="ce19" office:value-type="string" calcext:value-type="string" table:number-columns-spanned="26" table:number-rows-spanned="1">
            <office:annotation draw:style-name="gr3" draw:text-style-name="P2" svg:width="1.0059in" svg:height="0.2346in" svg:x="6.6531in" svg:y="0.6756in" draw:caption-point-x="0.1961in" draw:caption-point-y="-0.3161in">
              <dc:date>2021-02-05T00:00:00</dc:date>
              <text:p text:style-name="P1"><text:span text:style-name="T1">Dialog </text:span><text:span text:style-name="T2">title</text:span></text:p>
            </office:annotation>
            <text:p>Production Manager</text:p>
          </table:table-cell>
          <table:covered-table-cell table:number-columns-repeated="25"/>
          <table:table-cell table:style-name="ce20" office:value-type="string" calcext:value-type="string">
            <office:annotation draw:style-name="gr4" draw:text-style-name="P2" svg:width="2.2138in" svg:height="0.3902in" svg:x="7.3067in" svg:y="0.7941in" draw:caption-point-x="-0.1768in" draw:caption-point-y="-0.4346in">
              <dc:date>2021-02-05T00:00:00</dc:date>
              <text:p text:style-name="P1"><text:span text:style-name="T1">Dialog </text:span><text:span text:style-name="T2">close button</text:span><text:span text:style-name="T1">, should also respond to </text:span><text:span text:style-name="T2">escape key</text:span></text:p>
            </office:annotation>
            <text:p>[X]</text:p>
          </table:table-cell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93"/>
          <table:table-cell table:style-name="ce20" office:value-type="string" calcext:value-type="string">
            <office:annotation draw:style-name="gr4" draw:text-style-name="P2" svg:width="1.8654in" svg:height="0.3902in" svg:x="0.3402in" svg:y="3.3677in" draw:caption-point-x="0.5362in" draw:caption-point-y="-2.6528in">
              <dc:date>2021-02-05T00:00:00</dc:date>
              <text:p text:style-name="P1"><text:span text:style-name="T1">Navigate to </text:span><text:span text:style-name="T2">previous</text:span><text:span text:style-name="T1"> sector, wraps around zero</text:span></text:p>
            </office:annotation>
            <text:p>[&lt;&lt;]</text:p>
          </table:table-cell>
          <table:table-cell table:style-name="ce23" office:value-type="string" calcext:value-type="string" table:number-columns-spanned="12" table:number-rows-spanned="1">
            <office:annotation draw:style-name="gr4" draw:text-style-name="P2" svg:width="1.7685in" svg:height="0.3902in" svg:x="3.2327in" svg:y="3.3441in" draw:caption-point-x="0.7362in" draw:caption-point-y="-2.6291in">
              <dc:date>2021-02-05T00:00:00</dc:date>
              <text:p text:style-name="P1"><text:span text:style-name="T1">The </text:span><text:span text:style-name="T2">current sector name</text:span><text:span text:style-name="T1">, base marker text</text:span></text:p>
            </office:annotation>
            <text:p>Sector Name</text:p>
          </table:table-cell>
          <table:covered-table-cell table:style-name="ce103"/>
          <table:covered-table-cell table:number-columns-repeated="8"/>
          <table:covered-table-cell table:style-name="ce21"/>
          <table:covered-table-cell/>
          <table:table-cell table:style-name="ce20" office:value-type="string" calcext:value-type="string">
            <office:annotation draw:style-name="gr4" draw:text-style-name="P2" svg:width="1.9689in" svg:height="0.3902in" svg:x="4.6248in" svg:y="3.3083in" draw:caption-point-x="-0.3157in" draw:caption-point-y="-2.5933in">
              <dc:date>2021-02-05T00:00:00</dc:date>
              <text:p text:style-name="P1"><text:span text:style-name="T1">Navigate to </text:span><text:span text:style-name="T2">next</text:span><text:span text:style-name="T1"> sector, wrap around count</text:span></text:p>
            </office:annotation>
            <text:p>[&gt;&gt;]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21"/>
          <table:table-cell table:style-name="ce19" office:value-type="string" calcext:value-type="string" table:number-columns-spanned="2" table:number-rows-spanned="1">
            <office:annotation draw:style-name="gr4" draw:text-style-name="P2" svg:width="1.9398in" svg:height="0.3902in" svg:x="0.6768in" svg:y="3.4622in" draw:caption-point-x="0.5996in" draw:caption-point-y="-2.3917in">
              <dc:date>2021-02-05T00:00:00</dc:date>
              <text:p text:style-name="P1"><text:span text:style-name="T1">Whether the factory sector </text:span><text:span text:style-name="T2">has capability</text:span></text:p>
            </office:annotation>
            <text:p>Cap</text:p>
          </table:table-cell>
          <table:covered-table-cell table:style-name="ce21"/>
          <table:table-cell table:style-name="ce23" office:value-type="string" calcext:value-type="string" table:number-columns-spanned="2" table:number-rows-spanned="1">
            <office:annotation draw:style-name="gr4" draw:text-style-name="P2" svg:width="1.8547in" svg:height="0.3902in" svg:x="1.9429in" svg:y="2.9776in" draw:caption-point-x="-0.2665in" draw:caption-point-y="-1.9071in">
              <dc:date>2021-02-05T00:00:00</dc:date>
              <text:p text:style-name="P1"><text:span text:style-name="T1">Which resource is </text:span><text:span text:style-name="T2">currently</text:span><text:span text:style-name="T1"> in production</text:span></text:p>
            </office:annotation>
            <text:p>Prod</text:p>
          </table:table-cell>
          <table:covered-table-cell table:style-name="ce21"/>
          <table:table-cell table:style-name="ce23" office:value-type="string" calcext:value-type="string" table:number-columns-spanned="5" table:number-rows-spanned="1">
            <office:annotation draw:style-name="gr3" draw:text-style-name="P2" svg:width="1.4031in" svg:height="0.2346in" svg:x="1.0803in" svg:y="0.2984in" draw:caption-point-x="1.7362in" draw:caption-point-y="0.772in">
              <dc:date>2021-02-05T00:00:00</dc:date>
              <text:p text:style-name="P1"><text:span text:style-name="T1">Resource names</text:span></text:p>
            </office:annotation>
            <text:p>Resource</text:p>
          </table:table-cell>
          <table:covered-table-cell table:number-columns-repeated="4"/>
          <table:table-cell table:style-name="ce23" office:value-type="string" calcext:value-type="string" table:number-columns-spanned="2" table:number-rows-spanned="1">
            <office:annotation draw:style-name="gr3" draw:text-style-name="P2" svg:width="1.3177in" svg:height="0.2346in" svg:x="3.7689in" svg:y="0.085in" draw:caption-point-x="-0.2524in" draw:caption-point-y="0.9854in">
              <dc:date>2021-02-05T00:00:00</dc:date>
              <text:p text:style-name="P1"><text:span text:style-name="T1">Resource totals</text:span></text:p>
            </office:annotation>
            <text:p>Totals</text:p>
          </table:table-cell>
          <table:covered-table-cell/>
          <table:table-cell table:style-name="ce23" office:value-type="string" calcext:value-type="string" table:number-columns-spanned="2" table:number-rows-spanned="1">
            <office:annotation draw:style-name="gr4" draw:text-style-name="P2" svg:width="1.6906in" svg:height="0.3902in" svg:x="4.3866in" svg:y="0.4642in" draw:caption-point-x="-0.0776in" draw:caption-point-y="0.6063in">
              <dc:date>2021-02-05T00:00:00</dc:date>
              <text:p text:style-name="P1"><text:span text:style-name="T1">And in how many actual crates</text:span></text:p>
            </office:annotation>
            <text:p>Crates</text:p>
          </table:table-cell>
          <table:covered-table-cell/>
          <table:table-cell/>
          <table:table-cell table:style-name="ce110" office:value-type="string" calcext:value-type="string" table:number-columns-spanned="12" table:number-rows-spanned="12">
            <office:annotation draw:style-name="gr4" draw:text-style-name="P2" svg:width="2.839in" svg:height="0.3902in" svg:x="7.7701in" svg:y="0.3457in" draw:caption-point-x="-0.6402in" draw:caption-point-y="0.7248in">
              <dc:date>2021-02-06T00:00:00</dc:date>
              <text:p text:style-name="P1"><text:span text:style-name="T1">Display map, including precise coordinates of the </text:span><text:span text:style-name="T2">storage container</text:span><text:span text:style-name="T1"> itself.</text:span></text:p>
            </office:annotation>
            <text:p>Map</text:p>
          </table:table-cell>
          <table:covered-table-cell table:number-columns-repeated="11"/>
          <table:table-cell table:number-columns-repeated="35"/>
        </table:table-row>
        <table:table-row table:style-name="ro1">
          <table:table-cell table:number-columns-repeated="2"/>
          <table:table-cell table:style-name="ce22" office:value-type="string" calcext:value-type="string">
            <office:annotation draw:style-name="gr3" draw:text-style-name="P2" svg:width="1.3409in" svg:height="0.2346in" svg:x="0.1402in" svg:y="3.0831in" draw:caption-point-x="0.7362in" draw:caption-point-y="-1.835in">
              <dc:date>2021-02-05T00:00:00</dc:date>
              <text:p text:style-name="P1"><text:span text:style-name="T1">Resource </text:span><text:span text:style-name="T2">images</text:span></text:p>
            </office:annotation>
            <text:p>[#]</text:p>
          </table:table-cell>
          <table:table-cell table:style-name="ce101" office:value-type="string" calcext:value-type="string" table:number-columns-spanned="2" table:number-rows-spanned="1">
            <text:p>[X]</text:p>
          </table:table-cell>
          <table:covered-table-cell table:style-name="ce104"/>
          <table:table-cell table:style-name="ce101" office:value-type="string" calcext:value-type="string" table:number-columns-spanned="2" table:number-rows-spanned="1">
            <text:p>[X]</text:p>
          </table:table-cell>
          <table:covered-table-cell table:style-name="ce21"/>
          <table:table-cell table:style-name="ce109" office:value-type="string" calcext:value-type="string" table:number-columns-spanned="5" table:number-rows-spanned="1">
            <text:p>Supply</text:p>
          </table:table-cell>
          <table:covered-table-cell table:number-columns-repeated="4" table:style-name="ce107"/>
          <table:table-cell table:style-name="ce101" office:value-type="string" calcext:value-type="string" table:number-columns-spanned="2" table:number-rows-spanned="1">
            <text:p>####</text:p>
          </table:table-cell>
          <table:covered-table-cell table:style-name="ce107"/>
          <table:table-cell table:style-name="ce101" office:value-type="string" calcext:value-type="string" table:number-columns-spanned="2" table:number-rows-spanned="1">
            <text:p>##</text:p>
          </table:table-cell>
          <table:covered-table-cell table:style-name="ce107"/>
          <table:table-cell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22" office:value-type="string" calcext:value-type="string">
            <text:p>[#]</text:p>
          </table:table-cell>
          <table:table-cell table:style-name="ce101" office:value-type="string" calcext:value-type="string" table:number-columns-spanned="2" table:number-rows-spanned="1">
            <text:p>[X]</text:p>
          </table:table-cell>
          <table:covered-table-cell table:style-name="ce104"/>
          <table:table-cell table:style-name="ce22" office:value-type="string" calcext:value-type="string" table:number-columns-spanned="2" table:number-rows-spanned="1">
            <text:p>[ ]</text:p>
          </table:table-cell>
          <table:covered-table-cell table:style-name="ce21"/>
          <table:table-cell table:style-name="ce109" office:value-type="string" calcext:value-type="string" table:number-columns-spanned="5" table:number-rows-spanned="1">
            <text:p>Ammo</text:p>
          </table:table-cell>
          <table:covered-table-cell table:number-columns-repeated="4" table:style-name="ce107"/>
          <table:table-cell table:style-name="ce101" office:value-type="string" calcext:value-type="string" table:number-columns-spanned="2" table:number-rows-spanned="1">
            <text:p>####</text:p>
          </table:table-cell>
          <table:covered-table-cell table:style-name="ce107"/>
          <table:table-cell table:style-name="ce101" office:value-type="string" calcext:value-type="string" table:number-columns-spanned="2" table:number-rows-spanned="1">
            <text:p>##</text:p>
          </table:table-cell>
          <table:covered-table-cell table:style-name="ce107"/>
          <table:table-cell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22" office:value-type="string" calcext:value-type="string">
            <text:p>[#]</text:p>
          </table:table-cell>
          <table:table-cell table:style-name="ce101" office:value-type="string" calcext:value-type="string" table:number-columns-spanned="2" table:number-rows-spanned="1">
            <text:p>[X]</text:p>
          </table:table-cell>
          <table:covered-table-cell table:style-name="ce104"/>
          <table:table-cell table:style-name="ce22" office:value-type="string" calcext:value-type="string" table:number-columns-spanned="2" table:number-rows-spanned="1">
            <text:p>[ ]</text:p>
          </table:table-cell>
          <table:covered-table-cell table:style-name="ce21"/>
          <table:table-cell table:style-name="ce109" office:value-type="string" calcext:value-type="string" table:number-columns-spanned="5" table:number-rows-spanned="1">
            <text:p>Fuel</text:p>
          </table:table-cell>
          <table:covered-table-cell table:number-columns-repeated="4" table:style-name="ce107"/>
          <table:table-cell table:style-name="ce101" office:value-type="string" calcext:value-type="string" table:number-columns-spanned="2" table:number-rows-spanned="1">
            <text:p>####</text:p>
          </table:table-cell>
          <table:covered-table-cell table:style-name="ce107"/>
          <table:table-cell table:style-name="ce101" office:value-type="string" calcext:value-type="string" table:number-columns-spanned="2" table:number-rows-spanned="1">
            <text:p>##</text:p>
          </table:table-cell>
          <table:covered-table-cell table:style-name="ce107"/>
          <table:table-cell/>
          <table:covered-table-cell table:number-columns-repeated="12"/>
          <table:table-cell table:number-columns-repeated="35"/>
        </table:table-row>
        <table:table-row table:style-name="ro1">
          <table:table-cell table:number-columns-repeated="17"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21" table:number-columns-repeated="3"/>
          <table:table-cell table:style-name="ce23" office:value-type="string" calcext:value-type="string" table:number-columns-spanned="3" table:number-rows-spanned="1">
            <office:annotation draw:style-name="gr4" draw:text-style-name="P2" svg:width="2.0173in" svg:height="0.3902in" svg:x="2.2299in" svg:y="2.4902in" draw:caption-point-x="-0.3535in" draw:caption-point-y="-0.5307in">
              <dc:date>2021-02-05T00:00:00</dc:date>
              <text:p text:style-name="P1"><text:span text:style-name="T1">Production </text:span><text:span text:style-name="T2">queue</text:span><text:span text:style-name="T1">, X many deep, configured by </text:span><text:span text:style-name="T2">settings</text:span></text:p>
            </office:annotation>
            <text:p>Queue</text:p>
          </table:table-cell>
          <table:covered-table-cell table:number-columns-repeated="2" table:style-name="ce107"/>
          <table:table-cell table:number-columns-repeated="2"/>
          <table:table-cell table:style-name="ce23" office:value-type="string" calcext:value-type="string" table:number-columns-spanned="6" table:number-rows-spanned="1">
            <text:p>Lead Time</text:p>
          </table:table-cell>
          <table:covered-table-cell table:number-columns-repeated="5"/>
          <table:table-cell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3" table:number-rows-spanned="1">
            <office:annotation draw:style-name="gr3" draw:text-style-name="P2" svg:width="1.5894in" svg:height="0.2346in" svg:x="1.9661in" svg:y="2.2413in" draw:caption-point-x="-0.6898in" draw:caption-point-y="-0.1043in">
              <dc:date>2021-02-05T00:00:00</dc:date>
              <text:p text:style-name="P1"><text:span text:style-name="T1">Add </text:span><text:span text:style-name="T2">supply</text:span><text:span text:style-name="T1"> to queue</text:span></text:p>
            </office:annotation>
            <text:p>[Supply&gt;]</text:p>
          </table:table-cell>
          <table:covered-table-cell table:number-columns-repeated="2" table:style-name="ce25"/>
          <table:table-cell table:style-name="ce28" office:value-type="string" calcext:value-type="string" table:number-columns-spanned="3" table:number-rows-spanned="1">
            <text:p>Supply</text:p>
          </table:table-cell>
          <table:covered-table-cell table:number-columns-repeated="2" table:style-name="ce108"/>
          <table:table-cell table:style-name="ce25" office:value-type="string" calcext:value-type="string">
            <office:annotation draw:style-name="gr3" draw:text-style-name="P2" svg:width="1.2004in" svg:height="0.2346in" svg:x="2.8165in" svg:y="1.8504in" draw:caption-point-x="-0.6in" draw:caption-point-y="0.2866in">
              <dc:date>2021-02-05T00:00:00</dc:date>
              <text:p text:style-name="P1"><text:span text:style-name="T2">Increase</text:span><text:span text:style-name="T1"> priority</text:span></text:p>
            </office:annotation>
            <text:p>[+]</text:p>
          </table:table-cell>
          <table:table-cell/>
          <table:table-cell table:style-name="ce28" office:value-type="string" calcext:value-type="string" table:number-columns-spanned="6" table:number-rows-spanned="1">
            <office:annotation draw:style-name="gr3" draw:text-style-name="P2" svg:width="3.5339in" svg:height="0.2346in" svg:x="4.848in" svg:y="2.385in" draw:caption-point-x="-0.539in" draw:caption-point-y="-0.248in">
              <dc:date>2021-02-05T00:00:00</dc:date>
              <text:p text:style-name="P1"><text:span text:style-name="T1">Represents the </text:span><text:span text:style-name="T2">lead time </text:span><text:span text:style-name="T1">as configured in the settings.</text:span></text:p>
            </office:annotation>
            <text:p>#:##:##:##</text:p>
          </table:table-cell>
          <table:covered-table-cell table:number-columns-repeated="5"/>
          <table:table-cell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3" table:number-rows-spanned="1">
            <office:annotation draw:style-name="gr3" draw:text-style-name="P2" svg:width="1.6252in" svg:height="0.2346in" svg:x="1.9949in" svg:y="2.6803in" draw:caption-point-x="-0.7185in" draw:caption-point-y="-0.3654in">
              <dc:date>2021-02-05T00:00:00</dc:date>
              <text:p text:style-name="P1"><text:span text:style-name="T1">Add </text:span><text:span text:style-name="T2">ammo</text:span><text:span text:style-name="T1"> to queue</text:span></text:p>
            </office:annotation>
            <text:p>[Ammo&gt;]</text:p>
          </table:table-cell>
          <table:covered-table-cell table:number-columns-repeated="2" table:style-name="ce25"/>
          <table:table-cell table:style-name="ce29" office:value-type="string" calcext:value-type="string" table:number-columns-spanned="3" table:number-rows-spanned="1">
            <text:p>Supply</text:p>
          </table:table-cell>
          <table:covered-table-cell table:number-columns-repeated="2" table:style-name="ce29"/>
          <table:table-cell table:style-name="ce25" office:value-type="string" calcext:value-type="string">
            <office:annotation draw:style-name="gr3" draw:text-style-name="P2" svg:width="1.2925in" svg:height="0.2346in" svg:x="2.7669in" svg:y="2.2417in" draw:caption-point-x="-0.5504in" draw:caption-point-y="0.0732in">
              <dc:date>2021-02-05T00:00:00</dc:date>
              <text:p text:style-name="P1"><text:span text:style-name="T2">Decrease</text:span><text:span text:style-name="T1"> priority</text:span></text:p>
            </office:annotation>
            <text:p>[-]</text:p>
          </table:table-cell>
          <table:table-cell table:number-columns-repeated="8"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3" table:number-rows-spanned="1">
            <office:annotation draw:style-name="gr3" draw:text-style-name="P2" svg:width="1.526in" svg:height="0.2346in" svg:x="2.0445in" svg:y="3.0953in" draw:caption-point-x="-0.7681in" draw:caption-point-y="-0.6028in">
              <dc:date>2021-02-05T00:00:00</dc:date>
              <text:p text:style-name="P1"><text:span text:style-name="T1">Add </text:span><text:span text:style-name="T2">fuel</text:span><text:span text:style-name="T1"> to queue</text:span></text:p>
            </office:annotation>
            <text:p>[Fuel&gt;]</text:p>
          </table:table-cell>
          <table:covered-table-cell table:number-columns-repeated="2" table:style-name="ce25"/>
          <table:table-cell table:style-name="ce29" office:value-type="string" calcext:value-type="string" table:number-columns-spanned="3" table:number-rows-spanned="1">
            <text:p>Ammo</text:p>
          </table:table-cell>
          <table:covered-table-cell table:number-columns-repeated="2" table:style-name="ce29"/>
          <table:table-cell table:style-name="ce20" office:value-type="string" calcext:value-type="string">
            <office:annotation draw:style-name="gr3" draw:text-style-name="P2" svg:width="1.6299in" svg:height="0.2346in" svg:x="2.713in" svg:y="2.6319in" draw:caption-point-x="-0.4965in" draw:caption-point-y="-0.1394in">
              <dc:date>2021-02-05T00:00:00</dc:date>
              <text:p text:style-name="P1"><text:span text:style-name="T2">Remove</text:span><text:span text:style-name="T1"> from the queue</text:span></text:p>
            </office:annotation>
            <text:p>[&gt;&gt;]</text:p>
          </table:table-cell>
          <table:table-cell/>
          <table:table-cell table:style-name="ce23" office:value-type="string" calcext:value-type="string" table:number-columns-spanned="6" table:number-rows-spanned="1">
            <text:p>Time Remaining</text:p>
          </table:table-cell>
          <table:covered-table-cell table:number-columns-repeated="5"/>
          <table:table-cell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21" table:number-columns-repeated="3"/>
          <table:table-cell table:style-name="ce29" office:value-type="string" calcext:value-type="string" table:number-columns-spanned="3" table:number-rows-spanned="1">
            <text:p>Fuel</text:p>
          </table:table-cell>
          <table:covered-table-cell table:number-columns-repeated="2" table:style-name="ce29"/>
          <table:table-cell table:style-name="ce21"/>
          <table:table-cell/>
          <table:table-cell table:style-name="ce28" office:value-type="string" calcext:value-type="string" table:number-columns-spanned="6" table:number-rows-spanned="1">
            <office:annotation draw:style-name="gr5" draw:text-style-name="P2" svg:width="4.1835in" svg:height="0.7012in" svg:x="3.2063in" svg:y="3.25in" draw:caption-point-x="1.1028in" draw:caption-point-y="-0.5795in">
              <dc:date>2021-02-06T00:00:00</dc:date>
              <text:p text:style-name="P1"><text:span text:style-name="T1">Which </text:span><text:span text:style-name="T2">timer</text:span><text:span text:style-name="T1"> shall be refreshed by whatever </text:span><text:span text:style-name="T2">finite state machine</text:span><text:span text:style-name="T1"> (FSM) code is running on the server. Monitor for which bits are in view, and refresh the </text:span><text:span text:style-name="T2">production</text:span><text:span text:style-name="T1"> tuple. Client shall respond by, for instance, </text:span><text:span text:style-name="T2">updating totals</text:span><text:span text:style-name="T1">, </text:span><text:span text:style-name="T2">timer bits</text:span><text:span text:style-name="T1">, etc, if necessary.</text:span></text:p>
            </office:annotation>
            <text:p>#:##:##:##</text:p>
          </table:table-cell>
          <table:covered-table-cell table:number-columns-repeated="5"/>
          <table:table-cell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21" table:number-columns-repeated="3"/>
          <table:table-cell table:style-name="ce29" office:value-type="string" calcext:value-type="string" table:number-columns-spanned="3" table:number-rows-spanned="1">
            <text:p>Ammo</text:p>
          </table:table-cell>
          <table:covered-table-cell table:number-columns-repeated="2" table:style-name="ce29"/>
          <table:table-cell table:number-columns-repeated="9"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21" table:number-columns-repeated="3"/>
          <table:table-cell table:style-name="ce29" office:value-type="string" calcext:value-type="string" table:number-columns-spanned="3" table:number-rows-spanned="1">
            <text:p>Supply</text:p>
          </table:table-cell>
          <table:covered-table-cell table:number-columns-repeated="2" table:style-name="ce29"/>
          <table:table-cell table:number-columns-repeated="9"/>
          <table:covered-table-cell table:number-columns-repeated="12"/>
          <table:table-cell table:number-columns-repeated="35"/>
        </table:table-row>
        <table:table-row table:style-name="ro1" table:number-rows-repeated="4">
          <table:table-cell table:number-columns-repeated="64"/>
        </table:table-row>
        <table:table-row table:style-name="ro1" table:number-rows-repeated="4">
          <table:table-cell/>
          <table:table-cell table:style-name="ce93"/>
          <table:table-cell table:style-name="ce21" table:number-columns-repeated="15"/>
          <table:table-cell table:number-columns-repeated="47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duction Manager Dialog 0.2" table:style-name="ta1">
        <table:table-column table:style-name="co3" table:number-columns-repeated="10" table:default-cell-style-name="ce3"/>
        <table:table-column table:style-name="co8" table:default-cell-style-name="ce3"/>
        <table:table-column table:style-name="co3" table:number-columns-repeated="9" table:default-cell-style-name="ce3"/>
        <table:table-column table:style-name="co4" table:default-cell-style-name="ce3"/>
        <table:table-column table:style-name="co3" table:number-columns-repeated="4" table:default-cell-style-name="ce3"/>
        <table:table-column table:style-name="co3" table:default-cell-style-name="ce92"/>
        <table:table-column table:style-name="co3" table:number-columns-repeated="5" table:default-cell-style-name="ce3"/>
        <table:table-column table:style-name="co3" table:number-columns-repeated="33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81" office:value-type="string" calcext:value-type="string">
            <text:p>This is the 0.2 version of the same dialog; much better arrangement.</text:p>
          </table:table-cell>
          <table:table-cell table:number-columns-repeated="62"/>
        </table:table-row>
        <table:table-row table:style-name="ro1">
          <table:table-cell/>
          <table:table-cell table:style-name="ce31" office:value-type="string" calcext:value-type="string" table:number-columns-spanned="24" table:number-rows-spanned="1">
            <text:p>Production Manager</text:p>
          </table:table-cell>
          <table:covered-table-cell table:number-columns-repeated="23" table:style-name="ce34"/>
          <table:table-cell table:style-name="ce54" office:value-type="string" calcext:value-type="string">
            <office:annotation draw:style-name="gr4" draw:text-style-name="P2" svg:width="2.2138in" svg:height="0.3902in" svg:x="5.5815in" svg:y="0.7941in" draw:caption-point-x="-0.1768in" draw:caption-point-y="-0.4346in">
              <dc:date>2021-02-05T00:00:00</dc:date>
              <text:p text:style-name="P1"><text:span text:style-name="T1">Dialog </text:span><text:span text:style-name="T2">close button</text:span><text:span text:style-name="T1">, should also respond to </text:span><text:span text:style-name="T2">escape key</text:span></text:p>
            </office:annotation>
            <text:p>[X]</text:p>
          </table:table-cell>
          <table:table-cell table:number-columns-repeated="38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ce32" office:value-type="string" calcext:value-type="string" table:number-columns-spanned="8" table:number-rows-spanned="1">
            <office:annotation draw:style-name="gr4" draw:text-style-name="P2" svg:width="3.5071in" svg:height="0.3902in" svg:x="5.6272in" svg:y="2.0114in" draw:caption-point-x="-3.8311in" draw:caption-point-y="-1.2965in">
              <dc:date>2021-02-06T00:00:00</dc:date>
              <text:p text:style-name="P1"><text:span text:style-name="T1">A multi-element list box. Consist of the grid, sector marker text, and which production is currently on deck.</text:span></text:p>
            </office:annotation>
            <text:p>GRID – MARKER TEXT</text:p>
          </table:table-cell>
          <table:covered-table-cell table:number-columns-repeated="7" table:style-name="ce35"/>
          <table:table-cell table:number-columns-repeated="2"/>
          <table:table-cell table:style-name="ce61" office:value-type="string" calcext:value-type="string" table:number-columns-spanned="2" table:number-rows-spanned="1">
            <office:annotation draw:style-name="gr3" draw:text-style-name="P2" svg:width="2.6925in" svg:height="0.2346in" svg:x="5.8425in" svg:y="1.7965in" draw:caption-point-x="-3.178in" draw:caption-point-y="-1.0815in">
              <dc:date>2021-02-05T00:00:00</dc:date>
              <text:p text:style-name="P1"><text:span text:style-name="T1">Whether the factory sector </text:span><text:span text:style-name="T2">has capability</text:span></text:p>
            </office:annotation>
            <text:p>Cap</text:p>
          </table:table-cell>
          <table:covered-table-cell table:style-name="ce90"/>
          <table:table-cell table:style-name="ce46" office:value-type="string" calcext:value-type="string" table:number-columns-spanned="2" table:number-rows-spanned="1">
            <office:annotation draw:style-name="gr3" draw:text-style-name="P2" svg:width="2.6138in" svg:height="0.2346in" svg:x="5.8181in" svg:y="1.3713in" draw:caption-point-x="-2.7535in" draw:caption-point-y="-0.6563in">
              <dc:date>2021-02-05T00:00:00</dc:date>
              <text:p text:style-name="P1"><text:span text:style-name="T1">Which resource is </text:span><text:span text:style-name="T2">currently</text:span><text:span text:style-name="T1"> in production</text:span></text:p>
            </office:annotation>
            <text:p>Prod</text:p>
          </table:table-cell>
          <table:covered-table-cell table:style-name="ce90"/>
          <table:table-cell table:style-name="ce46" office:value-type="string" calcext:value-type="string" table:number-columns-spanned="5" table:number-rows-spanned="1">
            <office:annotation draw:style-name="gr3" draw:text-style-name="P2" svg:width="1.1654in" svg:height="0.2346in" svg:x="5.7803in" svg:y="0.9839in" draw:caption-point-x="-1.7157in" draw:caption-point-y="-0.2689in">
              <dc:date>2021-02-05T00:00:00</dc:date>
              <text:p text:style-name="P1"><text:span text:style-name="T1">Resource names</text:span></text:p>
            </office:annotation>
            <text:p>Resource</text:p>
          </table:table-cell>
          <table:covered-table-cell table:number-columns-repeated="4" table:style-name="ce89"/>
          <table:table-cell table:style-name="ce61" office:value-type="string" calcext:value-type="string" table:number-columns-spanned="3" table:number-rows-spanned="1">
            <office:annotation draw:style-name="gr3" draw:text-style-name="P2" svg:width="1.0882in" svg:height="0.2346in" svg:x="5.8819in" svg:y="0.3083in" draw:caption-point-x="-1.0772in" draw:caption-point-y="0.4067in">
              <dc:date>2021-02-05T00:00:00</dc:date>
              <text:p text:style-name="P1"><text:span text:style-name="T1">Resource totals</text:span></text:p>
            </office:annotation>
            <text:p>Totals</text:p>
          </table:table-cell>
          <table:covered-table-cell table:number-columns-repeated="2" table:style-name="ce89"/>
          <table:table-cell table:style-name="ce61" office:value-type="string" calcext:value-type="string" table:number-columns-spanned="3" table:number-rows-spanned="1">
            <office:annotation draw:style-name="gr3" draw:text-style-name="P2" svg:width="2.1004in" svg:height="0.2346in" svg:x="5.9315in" svg:y="0.6299in" draw:caption-point-x="-0.5268in" draw:caption-point-y="0.085in">
              <dc:date>2021-02-05T00:00:00</dc:date>
              <text:p text:style-name="P1"><text:span text:style-name="T1">And in how many actual crates</text:span></text:p>
            </office:annotation>
            <text:p>Crates</text:p>
          </table:table-cell>
          <table:covered-table-cell table:style-name="ce89"/>
          <table:covered-table-cell table:style-name="ce55"/>
          <table:table-cell table:number-columns-repeated="38"/>
        </table:table-row>
        <table:table-row table:style-name="ro1">
          <table:table-cell/>
          <table:table-cell table:style-name="ce32" office:value-type="string" calcext:value-type="string" table:number-columns-spanned="8" table:number-rows-spanned="1">
            <text:p>GRID – MARKER TEXT</text:p>
          </table:table-cell>
          <table:covered-table-cell table:number-columns-repeated="7" table:style-name="ce35"/>
          <table:table-cell/>
          <table:table-cell table:style-name="ce91" office:value-type="string" calcext:value-type="string">
            <office:annotation draw:style-name="gr3" draw:text-style-name="P2" svg:width="1.1902in" svg:height="0.2346in" svg:x="5.9803in" svg:y="2.2295in" draw:caption-point-x="-3.7157in" draw:caption-point-y="-1.337in">
              <dc:date>2021-02-05T00:00:00</dc:date>
              <text:p text:style-name="P1"><text:span text:style-name="T1">Resource </text:span><text:span text:style-name="T2">images</text:span></text:p>
            </office:annotation>
            <text:p>[S]</text:p>
          </table:table-cell>
          <table:table-cell table:style-name="ce40" office:value-type="string" calcext:value-type="string" table:number-columns-spanned="2" table:number-rows-spanned="1">
            <text:p>[X]</text:p>
          </table:table-cell>
          <table:covered-table-cell table:style-name="ce42"/>
          <table:table-cell table:style-name="ce44" office:value-type="string" calcext:value-type="string" table:number-columns-spanned="2" table:number-rows-spanned="1">
            <text:p>[X]</text:p>
          </table:table-cell>
          <table:covered-table-cell table:style-name="ce42"/>
          <table:table-cell table:style-name="ce47" office:value-type="string" calcext:value-type="string" table:number-columns-spanned="5" table:number-rows-spanned="1">
            <text:p>Supply</text:p>
          </table:table-cell>
          <table:covered-table-cell table:number-columns-repeated="4" table:style-name="ce34"/>
          <table:table-cell table:style-name="ce67" office:value-type="string" calcext:value-type="string" table:number-columns-spanned="3" table:number-rows-spanned="1">
            <text:p>####</text:p>
          </table:table-cell>
          <table:covered-table-cell table:number-columns-repeated="2" table:style-name="ce34"/>
          <table:table-cell table:style-name="ce52" office:value-type="string" calcext:value-type="string" table:number-columns-spanned="3" table:number-rows-spanned="1">
            <text:p>##</text:p>
          </table:table-cell>
          <table:covered-table-cell table:style-name="ce34"/>
          <table:covered-table-cell table:style-name="ce56"/>
          <table:table-cell table:number-columns-repeated="38"/>
        </table:table-row>
        <table:table-row table:style-name="ro1">
          <table:table-cell/>
          <table:table-cell table:style-name="ce32" office:value-type="string" calcext:value-type="string" table:number-columns-spanned="8" table:number-rows-spanned="1">
            <text:p>GRID – MARKER TEXT</text:p>
          </table:table-cell>
          <table:covered-table-cell table:number-columns-repeated="7" table:style-name="ce35"/>
          <table:table-cell/>
          <table:table-cell table:style-name="ce91" office:value-type="string" calcext:value-type="string">
            <text:p>[A]</text:p>
          </table:table-cell>
          <table:table-cell table:style-name="ce40" office:value-type="string" calcext:value-type="string" table:number-columns-spanned="2" table:number-rows-spanned="1">
            <text:p>[X]</text:p>
          </table:table-cell>
          <table:covered-table-cell table:style-name="ce42"/>
          <table:table-cell table:style-name="ce67" office:value-type="string" calcext:value-type="string" table:number-columns-spanned="2" table:number-rows-spanned="1">
            <text:p>[ ]</text:p>
          </table:table-cell>
          <table:covered-table-cell table:style-name="ce42"/>
          <table:table-cell table:style-name="ce47" office:value-type="string" calcext:value-type="string" table:number-columns-spanned="5" table:number-rows-spanned="1">
            <text:p>Ammo</text:p>
          </table:table-cell>
          <table:covered-table-cell table:number-columns-repeated="4" table:style-name="ce34"/>
          <table:table-cell table:style-name="ce67" office:value-type="string" calcext:value-type="string" table:number-columns-spanned="3" table:number-rows-spanned="1">
            <text:p>####</text:p>
          </table:table-cell>
          <table:covered-table-cell table:number-columns-repeated="2" table:style-name="ce34"/>
          <table:table-cell table:style-name="ce52" office:value-type="string" calcext:value-type="string" table:number-columns-spanned="3" table:number-rows-spanned="1">
            <text:p>##</text:p>
          </table:table-cell>
          <table:covered-table-cell table:style-name="ce34"/>
          <table:covered-table-cell table:style-name="ce56"/>
          <table:table-cell table:number-columns-repeated="38"/>
        </table:table-row>
        <table:table-row table:style-name="ro1">
          <table:table-cell/>
          <table:table-cell table:style-name="ce32" office:value-type="string" calcext:value-type="string" table:number-columns-spanned="8" table:number-rows-spanned="1">
            <text:p>GRID – MARKER TEXT</text:p>
          </table:table-cell>
          <table:covered-table-cell table:number-columns-repeated="7" table:style-name="ce35"/>
          <table:table-cell/>
          <table:table-cell table:style-name="ce91" office:value-type="string" calcext:value-type="string">
            <text:p>[F]</text:p>
          </table:table-cell>
          <table:table-cell table:style-name="ce40" office:value-type="string" calcext:value-type="string" table:number-columns-spanned="2" table:number-rows-spanned="1">
            <text:p>[X]</text:p>
          </table:table-cell>
          <table:covered-table-cell table:style-name="ce42"/>
          <table:table-cell table:style-name="ce67" office:value-type="string" calcext:value-type="string" table:number-columns-spanned="2" table:number-rows-spanned="1">
            <text:p>[ ]</text:p>
          </table:table-cell>
          <table:covered-table-cell table:style-name="ce42"/>
          <table:table-cell table:style-name="ce47" office:value-type="string" calcext:value-type="string" table:number-columns-spanned="5" table:number-rows-spanned="1">
            <text:p>Fuel</text:p>
          </table:table-cell>
          <table:covered-table-cell table:number-columns-repeated="4" table:style-name="ce34"/>
          <table:table-cell table:style-name="ce67" office:value-type="string" calcext:value-type="string" table:number-columns-spanned="3" table:number-rows-spanned="1">
            <text:p>####</text:p>
          </table:table-cell>
          <table:covered-table-cell table:number-columns-repeated="2" table:style-name="ce34"/>
          <table:table-cell table:style-name="ce52" office:value-type="string" calcext:value-type="string" table:number-columns-spanned="3" table:number-rows-spanned="1">
            <text:p>##</text:p>
          </table:table-cell>
          <table:covered-table-cell table:style-name="ce34"/>
          <table:covered-table-cell table:style-name="ce56"/>
          <table:table-cell table:number-columns-repeated="38"/>
        </table:table-row>
        <table:table-row table:style-name="ro1">
          <table:table-cell/>
          <table:table-cell table:style-name="ce32" office:value-type="string" calcext:value-type="string" table:number-columns-spanned="8" table:number-rows-spanned="1">
            <text:p>…</text:p>
          </table:table-cell>
          <table:covered-table-cell table:number-columns-repeated="7" table:style-name="ce35"/>
          <table:table-cell table:number-columns-repeated="55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5"/>
          <table:table-cell table:number-columns-repeated="6"/>
          <table:table-cell table:style-name="ce48" office:value-type="string" calcext:value-type="string" table:number-columns-spanned="5" table:number-rows-spanned="1">
            <office:annotation draw:style-name="gr4" draw:text-style-name="P2" svg:width="1.876in" svg:height="0.3902in" svg:x="4.2823in" svg:y="2.9811in" draw:caption-point-x="-0.2177in" draw:caption-point-y="-1.3772in">
              <dc:date>2021-02-05T00:00:00</dc:date>
              <text:p text:style-name="P1"><text:span text:style-name="T1">Production </text:span><text:span text:style-name="T2">queue</text:span><text:span text:style-name="T1">, X many deep, configured by </text:span><text:span text:style-name="T2">settings</text:span></text:p>
            </office:annotation>
            <text:p>Enqueued</text:p>
          </table:table-cell>
          <table:covered-table-cell table:number-columns-repeated="4"/>
          <table:table-cell table:number-columns-repeated="2"/>
          <table:table-cell table:style-name="ce51" office:value-type="string" calcext:value-type="string" table:number-columns-spanned="4" table:number-rows-spanned="1">
            <text:p>Remaining</text:p>
          </table:table-cell>
          <table:covered-table-cell table:number-columns-repeated="3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5"/>
          <table:table-cell table:number-columns-repeated="2"/>
          <table:table-cell table:style-name="ce91" office:value-type="string" calcext:value-type="string" table:number-columns-spanned="4" table:number-rows-spanned="1">
            <office:annotation draw:style-name="gr3" draw:text-style-name="P2" svg:width="1.4122in" svg:height="0.2346in" svg:x="0.6in" svg:y="2.9in" draw:caption-point-x="2.4646in" draw:caption-point-y="-1.1185in">
              <dc:date>2021-02-05T00:00:00</dc:date>
              <text:p text:style-name="P1"><text:span text:style-name="T1">Add </text:span><text:span text:style-name="T2">supply</text:span><text:span text:style-name="T1"> to queue</text:span></text:p>
            </office:annotation>
            <text:p><text:span text:style-name="T9">[S˃</text:span>]</text:p>
          </table:table-cell>
          <table:covered-table-cell table:number-columns-repeated="2" table:style-name="ce64"/>
          <table:covered-table-cell table:style-name="ce89"/>
          <table:table-cell table:style-name="ce91" office:value-type="string" calcext:value-type="string" table:number-columns-spanned="5" table:number-rows-spanned="1">
            <office:annotation draw:style-name="gr4" draw:text-style-name="P2" svg:width="2.0693in" svg:height="0.3902in" svg:x="2.9465in" svg:y="3.5154in" draw:caption-point-x="1.1181in" draw:caption-point-y="-1.7339in">
              <dc:date>2021-02-06T00:00:00</dc:date>
              <text:p text:style-name="P1"><text:span text:style-name="T1">List box, indicate top to bottom, which item is next on deck</text:span></text:p>
            </office:annotation>
            <text:p>Supply [X]</text:p>
          </table:table-cell>
          <table:covered-table-cell table:number-columns-repeated="2" table:style-name="ce50"/>
          <table:covered-table-cell table:number-columns-repeated="2" table:style-name="ce89"/>
          <table:table-cell table:style-name="ce64" office:value-type="string" calcext:value-type="string">
            <office:annotation draw:style-name="gr3" draw:text-style-name="P2" svg:width="1.2004in" svg:height="0.2346in" svg:x="5.9268in" svg:y="0.3335in" draw:caption-point-x="-1.522in" draw:caption-point-y="1.448in">
              <dc:date>2021-02-05T00:00:00</dc:date>
              <text:p text:style-name="P1"><text:span text:style-name="T2">Increase</text:span><text:span text:style-name="T1"> priority</text:span></text:p>
            </office:annotation>
            <text:p>[˄]</text:p>
          </table:table-cell>
          <table:table-cell/>
          <table:table-cell table:style-name="ce91" office:value-type="string" calcext:value-type="string" table:number-columns-spanned="4" table:number-rows-spanned="1">
            <office:annotation draw:style-name="gr6" draw:text-style-name="P2" svg:width="3.5138in" svg:height="0.8567in" svg:x="5.9945in" svg:y="1.0862in" draw:caption-point-x="-0.5898in" draw:caption-point-y="0.6953in">
              <dc:date>2021-02-06T00:00:00</dc:date>
              <text:p text:style-name="P1"><text:span text:style-name="T1">Which </text:span><text:span text:style-name="T2">timer</text:span><text:span text:style-name="T1"> shall be refreshed by whatever </text:span><text:span text:style-name="T2">finite state machine</text:span><text:span text:style-name="T1"> (FSM) code is running on the server. Monitor for which bits are in view, and refresh the </text:span><text:span text:style-name="T2">production</text:span><text:span text:style-name="T1"> tuple. Client shall respond by, for instance, </text:span><text:span text:style-name="T2">updating totals</text:span><text:span text:style-name="T1">, </text:span><text:span text:style-name="T2">timer bits</text:span><text:span text:style-name="T1">, etc, if necessary.</text:span></text:p>
            </office:annotation>
            <text:p>#:##:##:##</text:p>
          </table:table-cell>
          <table:covered-table-cell table:number-columns-repeated="2" table:style-name="ce74"/>
          <table:covered-table-cell table:style-name="ce57"/>
          <table:table-cell table:style-name="ce74" table:number-columns-repeated="2"/>
          <table:table-cell table:number-columns-repeated="36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5"/>
          <table:table-cell table:number-columns-repeated="2"/>
          <table:table-cell table:style-name="ce91" office:value-type="string" calcext:value-type="string" table:number-columns-spanned="4" table:number-rows-spanned="1">
            <office:annotation draw:style-name="gr3" draw:text-style-name="P2" svg:width="1.422in" svg:height="0.2346in" svg:x="0.6in" svg:y="3.226in" draw:caption-point-x="2.4646in" draw:caption-point-y="-1.2665in">
              <dc:date>2021-02-05T00:00:00</dc:date>
              <text:p text:style-name="P1"><text:span text:style-name="T1">Add </text:span><text:span text:style-name="T2">ammo</text:span><text:span text:style-name="T1"> to queue</text:span></text:p>
            </office:annotation>
            <text:p><text:span text:style-name="T9">[A˃</text:span>]</text:p>
          </table:table-cell>
          <table:covered-table-cell table:number-columns-repeated="2" table:style-name="ce64"/>
          <table:covered-table-cell table:style-name="ce89"/>
          <table:table-cell table:style-name="ce91" office:value-type="string" calcext:value-type="string" table:number-columns-spanned="5" table:number-rows-spanned="1">
            <text:p>Supply</text:p>
          </table:table-cell>
          <table:covered-table-cell table:number-columns-repeated="4" table:style-name="ce89"/>
          <table:table-cell table:style-name="ce64" office:value-type="string" calcext:value-type="string">
            <office:annotation draw:style-name="gr3" draw:text-style-name="P2" svg:width="1.2925in" svg:height="0.2346in" svg:x="5.9555in" svg:y="0.6776in" draw:caption-point-x="-1.5508in" draw:caption-point-y="1.2819in">
              <dc:date>2021-02-05T00:00:00</dc:date>
              <text:p text:style-name="P1"><text:span text:style-name="T2">Decrease</text:span><text:span text:style-name="T1"> priority</text:span></text:p>
            </office:annotation>
            <text:p>[<text:span text:style-name="T10">˅</text:span>]</text:p>
          </table:table-cell>
          <table:table-cell table:number-columns-repeated="43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5"/>
          <table:table-cell table:number-columns-repeated="2"/>
          <table:table-cell table:style-name="ce91" office:value-type="string" calcext:value-type="string" table:number-columns-spanned="4" table:number-rows-spanned="1">
            <office:annotation draw:style-name="gr3" draw:text-style-name="P2" svg:width="1.2839in" svg:height="0.2346in" svg:x="0.6in" svg:y="3.5697in" draw:caption-point-x="2.4646in" draw:caption-point-y="-1.4327in">
              <dc:date>2021-02-05T00:00:00</dc:date>
              <text:p text:style-name="P1"><text:span text:style-name="T1">Add </text:span><text:span text:style-name="T2">fuel</text:span><text:span text:style-name="T1"> to queue</text:span></text:p>
            </office:annotation>
            <text:p><text:span text:style-name="T9">[F˃</text:span>]</text:p>
          </table:table-cell>
          <table:covered-table-cell table:number-columns-repeated="2" table:style-name="ce64"/>
          <table:covered-table-cell table:style-name="ce89"/>
          <table:table-cell table:style-name="ce49" office:value-type="string" calcext:value-type="string" table:number-columns-spanned="5" table:number-rows-spanned="1">
            <text:p>Ammo</text:p>
          </table:table-cell>
          <table:covered-table-cell table:number-columns-repeated="4" table:style-name="ce89"/>
          <table:table-cell table:style-name="ce91" office:value-type="string" calcext:value-type="string">
            <office:annotation draw:style-name="gr3" draw:text-style-name="P2" svg:width="1.6299in" svg:height="0.2346in" svg:x="5.9878in" svg:y="2.0394in" draw:caption-point-x="-1.5831in" draw:caption-point-y="0.0976in">
              <dc:date>2021-02-05T00:00:00</dc:date>
              <text:p text:style-name="P1"><text:span text:style-name="T2">Remove</text:span><text:span text:style-name="T1"> from the queue</text:span></text:p>
            </office:annotation>
            <text:p>[<text:span text:style-name="T10">˃</text:span>]</text:p>
          </table:table-cell>
          <table:table-cell table:number-columns-repeated="43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5"/>
          <table:table-cell table:number-columns-repeated="6"/>
          <table:table-cell table:style-name="ce49" office:value-type="string" calcext:value-type="string" table:number-columns-spanned="5" table:number-rows-spanned="1">
            <text:p>Fuel</text:p>
          </table:table-cell>
          <table:covered-table-cell table:number-columns-repeated="4" table:style-name="ce89"/>
          <table:table-cell table:number-columns-repeated="44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 table:number-columns-repeated="6"/>
          <table:table-cell table:style-name="ce49" office:value-type="string" calcext:value-type="string" table:number-columns-spanned="5" table:number-rows-spanned="1">
            <text:p>Ammo</text:p>
          </table:table-cell>
          <table:covered-table-cell table:number-columns-repeated="4" table:style-name="ce89"/>
          <table:table-cell table:number-columns-repeated="44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 table:number-columns-repeated="6"/>
          <table:table-cell table:style-name="ce91" office:value-type="string" calcext:value-type="string" table:number-columns-spanned="5" table:number-rows-spanned="1">
            <text:p>Supply</text:p>
          </table:table-cell>
          <table:covered-table-cell table:number-columns-repeated="4" table:style-name="ce89"/>
          <table:table-cell table:number-columns-repeated="44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 table:number-columns-repeated="55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table-cell table:style-name="ce38" office:value-type="string" calcext:value-type="string" table:number-columns-spanned="16" table:number-rows-spanned="16">
            <office:annotation draw:style-name="gr4" draw:text-style-name="P2" svg:width="2.7374in" svg:height="0.3902in" svg:x="5.7583in" svg:y="2.5614in" draw:caption-point-x="-0.3535in" draw:caption-point-y="0.4646in">
              <dc:date>2021-02-06T00:00:00</dc:date>
              <text:p text:style-name="P1"><text:span text:style-name="T1">Display map, including precise coordinates of the </text:span><text:span text:style-name="T2">storage container</text:span><text:span text:style-name="T1"> itself.</text:span></text:p>
            </office:annotation>
            <text:p>Map of the sector</text:p>
          </table:table-cell>
          <table:covered-table-cell table:number-columns-repeated="15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 table:number-columns-repeated="10"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46" office:value-type="string" calcext:value-type="string" table:number-columns-spanned="8" table:number-rows-spanned="1">
            <office:annotation draw:style-name="gr2" draw:text-style-name="P2" svg:width="3.1571in" svg:height="0.5457in" svg:x="5.8508in" svg:y="3.1189in" draw:caption-point-x="-4.0547in" draw:caption-point-y="1.8626in">
              <dc:date>2021-02-06T00:00:00</dc:date>
              <text:p text:style-name="P1"><text:span text:style-name="T1">Refreshes the dialog contents; caution, this one will replace client contents with a fresh response from the server.</text:span></text:p>
            </office:annotation>
            <text:p>Refresh</text:p>
          </table:table-cell>
          <table:covered-table-cell table:number-columns-repeated="7"/>
          <table:table-cell/>
          <table:covered-table-cell table:number-columns-repeated="16"/>
          <table:table-cell table:number-columns-repeated="38"/>
        </table:table-row>
        <table:table-row table:style-name="ro1">
          <table:table-cell table:number-columns-repeated="10"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46" office:value-type="string" calcext:value-type="string" table:number-columns-spanned="8" table:number-rows-spanned="1">
            <office:annotation draw:style-name="gr6" draw:text-style-name="P2" svg:width="4.0118in" svg:height="0.8567in" svg:x="5.9583in" svg:y="3.8776in" draw:caption-point-x="-4.1622in" draw:caption-point-y="1.4594in">
              <dc:date>2021-02-06T00:00:00</dc:date>
              <text:p text:style-name="P1"><text:span text:style-name="T1">Applies the current changes to the server, if possible to do so; events that can influence, i.e. whether a production cycle has already completed, things of this nature… which themselves should re-post to a listening client. Which means we need to keep track of when which users are listening.</text:span></text:p>
            </office:annotation>
            <text:p>Apply</text:p>
          </table:table-cell>
          <table:covered-table-cell table:number-columns-repeated="7"/>
          <table:table-cell/>
          <table:covered-table-cell table:number-columns-repeated="16"/>
          <table:table-cell table:number-columns-repeated="38"/>
        </table:table-row>
        <table:table-row table:style-name="ro1">
          <table:table-cell table:number-columns-repeated="10"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46" office:value-type="string" calcext:value-type="string" table:number-columns-spanned="8" table:number-rows-spanned="1">
            <office:annotation draw:style-name="gr3" draw:text-style-name="P2" svg:width="3.3709in" svg:height="0.2346in" svg:x="6.0882in" svg:y="4.8843in" draw:caption-point-x="-4.2921in" draw:caption-point-y="0.8083in">
              <dc:date>2021-02-06T00:00:00</dc:date>
              <text:p text:style-name="P1"><text:span text:style-name="T1">Closes the dialog, cancels any pending applications.</text:span></text:p>
            </office:annotation>
            <text:p>Close</text:p>
          </table:table-cell>
          <table:covered-table-cell table:number-columns-repeated="7"/>
          <table:table-cell/>
          <table:covered-table-cell table:number-columns-repeated="16"/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1" office:value-type="string" calcext:value-type="string">
            <text:p>Concluding thoughts on the layout.</text:p>
          </table:table-cell>
          <table:table-cell table:number-columns-repeated="62"/>
        </table:table-row>
        <table:table-row table:style-name="ro1">
          <table:table-cell/>
          <table:table-cell table:style-name="ce81" office:value-type="string" calcext:value-type="string">
            <text:p>Did not end up with exactly this, but it was close enough, and perhaps a little better arrangement.</text:p>
          </table:table-cell>
          <table:table-cell table:number-columns-repeated="62"/>
        </table:table-row>
        <table:table-row table:style-name="ro1">
          <table:table-cell/>
          <table:table-cell table:style-name="ce81" office:value-type="string" calcext:value-type="string">
            <text:p>We did leverage the grid like appearance of this as a storyboard however in order to lay it out.</text:p>
          </table:table-cell>
          <table:table-cell table:number-columns-repeated="62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ogistics Manager Dialog 0.1" table:style-name="ta1">
        <table:table-column table:style-name="co9" table:number-columns-repeated="1006" table:default-cell-style-name="ce3"/>
        <table:table-column table:style-name="co1" table:number-columns-repeated="1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94" office:value-type="string" calcext:value-type="string" table:number-columns-spanned="39" table:number-rows-spanned="1">
            <text:p>Logistics Manager</text:p>
          </table:table-cell>
          <table:covered-table-cell table:number-columns-repeated="8" table:style-name="ce66"/>
          <table:covered-table-cell table:number-columns-repeated="12" table:style-name="ce113"/>
          <table:covered-table-cell table:number-columns-repeated="18" table:style-name="ce66"/>
          <table:table-cell table:style-name="ce52" office:value-type="string" calcext:value-type="string">
            <text:p>[X]</text:p>
          </table:table-cell>
          <table:table-cell table:style-name="ce99" table:number-columns-repeated="965"/>
          <table:table-cell table:style-name="ce135" table:number-columns-repeated="18"/>
        </table:table-row>
        <table:table-row table:style-name="ro1">
          <table:table-cell table:number-columns-repeated="10"/>
          <table:table-cell table:style-name="Default" table:number-columns-repeated="13"/>
          <table:table-cell table:number-columns-repeated="1001"/>
        </table:table-row>
        <table:table-row table:style-name="ro1">
          <table:table-cell/>
          <table:table-cell table:style-name="ce96" office:value-type="string" calcext:value-type="string" table:number-columns-spanned="8" table:number-rows-spanned="1">
            <office:annotation draw:style-name="gr7" draw:text-style-name="P4" svg:width="2.6146in" svg:height="0.3272in" svg:x="2.6665in" svg:y="4.0004in" draw:caption-point-x="-0.7831in" draw:caption-point-y="-3.4634in">
              <dc:date>2021-02-26T00:00:00</dc:date>
              <text:p text:style-name="P3"><text:span text:style-name="T4">Simply the military alphabet designation, aligned with the index of the logistics line in array.</text:span></text:p>
            </office:annotation>
            <text:p>DESIGNATION</text:p>
          </table:table-cell>
          <table:covered-table-cell table:number-columns-repeated="6" table:style-name="ce120"/>
          <table:covered-table-cell table:style-name="ce127"/>
          <table:table-cell/>
          <table:table-cell table:style-name="ce114" office:value-type="string" calcext:value-type="string">
            <office:annotation draw:style-name="gr8" draw:text-style-name="P4" svg:width="2.389in" svg:height="0.4512in" svg:x="5.8291in" svg:y="0.2445in" draw:caption-point-x="-3.5264in" draw:caption-point-y="0.2925in">
              <dc:date>2021-02-26T00:00:00</dc:date>
              <text:p text:style-name="P3"><text:span text:style-name="T4">These are the highlights; there may be other </text:span><text:span text:style-name="T5">telemetry</text:span><text:span text:style-name="T4"> we want to present as well… like </text:span><text:span text:style-name="T5">transit pos grid reference</text:span><text:span text:style-name="T4">, etc</text:span></text:p>
            </office:annotation>
            <text:p>TELEMETRY LISTNBOX</text:p>
          </table:table-cell>
          <table:table-cell table:style-name="ce120" table:number-columns-repeated="11"/>
          <table:table-cell table:style-name="ce127"/>
          <table:table-cell/>
          <table:table-cell table:style-name="ce134" office:value-type="string" calcext:value-type="string" table:number-columns-spanned="17" table:number-rows-spanned="19">
            <text:p>Map control, mission overview</text:p>
          </table:table-cell>
          <table:covered-table-cell table:number-columns-repeated="16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15" office:value-type="string" calcext:value-type="string" table:number-columns-spanned="7" table:number-rows-spanned="1">
            <text:p>STATUS:</text:p>
          </table:table-cell>
          <table:covered-table-cell table:number-columns-repeated="4"/>
          <table:covered-table-cell table:style-name="Default"/>
          <table:covered-table-cell/>
          <table:table-cell table:style-name="ce149" office:value-type="string" calcext:value-type="string" table:number-columns-spanned="6" table:number-rows-spanned="1">
            <office:annotation draw:style-name="gr9" draw:text-style-name="P4" svg:width="2.0394in" svg:height="0.3469in" svg:x="5.9291in" svg:y="0.8098in" draw:caption-point-x="-1.1098in" draw:caption-point-y="-0.0949in">
              <dc:date>2021-02-26T00:00:00</dc:date>
              <text:p text:style-name="P3"><text:span text:style-name="T4">Decompose the </text:span><text:span text:style-name="T5">status</text:span><text:span text:style-name="T4">, i.e. </text:span><text:span text:style-name="T6">loading</text:span><text:span text:style-name="T4">, </text:span><text:span text:style-name="T6">unloading</text:span><text:span text:style-name="T4">, </text:span><text:span text:style-name="T6">transit</text:span><text:span text:style-name="T4">, etc</text:span></text:p>
            </office:annotation>
            <text:p>STATUS</text:p>
          </table:table-cell>
          <table:covered-table-cell table:number-columns-repeated="4" table:style-name="ce130"/>
          <table:covered-table-cell table:style-name="ce149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15" office:value-type="string" calcext:value-type="string" table:number-columns-spanned="7" table:number-rows-spanned="1">
            <text:p>TIME REMAINING:</text:p>
          </table:table-cell>
          <table:covered-table-cell table:number-columns-repeated="6"/>
          <table:table-cell table:style-name="ce149" office:value-type="string" calcext:value-type="string" table:number-columns-spanned="6" table:number-rows-spanned="1">
            <office:annotation draw:style-name="gr10" draw:text-style-name="P4" svg:width="1.9693in" svg:height="0.213in" svg:x="6.0303in" svg:y="1.2685in" draw:caption-point-x="-1.211in" draw:caption-point-y="-0.376in">
              <dc:date>2021-02-26T00:00:00</dc:date>
              <text:p text:style-name="P3"><text:span text:style-name="T4">Formatted </text:span><text:span text:style-name="T5">timer</text:span><text:span text:style-name="T4"> </text:span><text:span text:style-name="T6">time remaining</text:span></text:p>
            </office:annotation>
            <text:p>-.--:--:--.---</text:p>
          </table:table-cell>
          <table:covered-table-cell table:number-columns-repeated="4" table:style-name="ce130"/>
          <table:covered-table-cell table:style-name="ce149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38" office:value-type="string" calcext:value-type="string" table:number-columns-spanned="7" table:number-rows-spanned="1">
            <text:p>TRANSPORT SPEED:</text:p>
          </table:table-cell>
          <table:covered-table-cell table:number-columns-repeated="6" table:style-name="ce123"/>
          <table:table-cell table:style-name="ce150" office:value-type="string" calcext:value-type="string" table:number-columns-spanned="6" table:number-rows-spanned="1">
            <office:annotation draw:style-name="gr9" draw:text-style-name="P4" svg:width="2.1402in" svg:height="0.3469in" svg:x="6.078in" svg:y="1.5717in" draw:caption-point-x="-1.2587in" draw:caption-point-y="-0.5012in">
              <dc:date>2021-02-26T00:00:00</dc:date>
              <text:p text:style-name="P3"><text:span text:style-name="T4">Currently configured </text:span><text:span text:style-name="T6">transport speed</text:span><text:span text:style-name="T4"> in </text:span><text:span text:style-name="T5">kilometers per hour </text:span><text:span text:style-name="T4">(</text:span><text:span text:style-name="T6">kph</text:span><text:span text:style-name="T4">)</text:span></text:p>
            </office:annotation>
            <text:p>### KPH</text:p>
          </table:table-cell>
          <table:covered-table-cell table:number-columns-repeated="4" table:style-name="ce131"/>
          <table:covered-table-cell table:style-name="ce150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 table:number-columns-repeated="15"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14" office:value-type="string" calcext:value-type="string">
            <text:p>CONVOY LISTNBOX</text:p>
          </table:table-cell>
          <table:table-cell table:style-name="ce120" table:number-columns-repeated="11"/>
          <table:table-cell table:style-name="ce127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17"/>
          <table:table-cell table:style-name="ce99" office:value-type="string" calcext:value-type="string">
            <office:annotation draw:style-name="gr11" draw:text-style-name="P4" svg:width="1.0146in" svg:height="0.2031in" svg:x="5.215in" svg:y="1.0906in" draw:caption-point-x="-2.7024in" draw:caption-point-y="0.5134in">
              <dc:date>2021-02-26T00:00:00</dc:date>
              <text:p text:style-name="P3"><text:span text:style-name="T4">Resource image</text:span></text:p>
            </office:annotation>
            <text:p>[X]</text:p>
          </table:table-cell>
          <table:table-cell table:style-name="ce99" office:value-type="string" calcext:value-type="string" table:number-columns-spanned="3" table:number-rows-spanned="1">
            <text:p>SUP</text:p>
          </table:table-cell>
          <table:covered-table-cell table:number-columns-repeated="2" table:style-name="ce99"/>
          <table:table-cell table:style-name="ce99" office:value-type="string" calcext:value-type="string">
            <text:p>[X]</text:p>
          </table:table-cell>
          <table:table-cell table:style-name="ce99" office:value-type="string" calcext:value-type="string" table:number-columns-spanned="3" table:number-rows-spanned="1">
            <text:p>AMM</text:p>
          </table:table-cell>
          <table:covered-table-cell table:number-columns-repeated="2" table:style-name="ce99"/>
          <table:table-cell table:style-name="ce99" office:value-type="string" calcext:value-type="string">
            <text:p>[X]</text:p>
          </table:table-cell>
          <table:table-cell table:style-name="ce154" office:value-type="string" calcext:value-type="string" table:number-columns-spanned="3" table:number-rows-spanned="1">
            <text:p>FUE</text:p>
          </table:table-cell>
          <table:covered-table-cell table:style-name="ce99"/>
          <table:covered-table-cell table:style-name="ce154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18" office:value-type="string" calcext:value-type="string">
            <office:annotation draw:style-name="gr10" draw:text-style-name="P2" svg:width="1.6047in" svg:height="0.213in" svg:x="5.3469in" svg:y="1.8016in" draw:caption-point-x="-3.0441in" draw:caption-point-y="-0.0201in">
              <dc:date>2021-02-26T00:00:00</dc:date>
              <text:p text:style-name="P1"><text:span text:style-name="T4">Transport number, </text:span><text:span text:style-name="T6">index+1</text:span></text:p>
            </office:annotation>
            <text:p>#</text:p>
          </table:table-cell>
          <table:table-cell table:style-name="ce122"/>
          <table:table-cell table:style-name="ce145" office:value-type="string" calcext:value-type="string" table:number-columns-spanned="3" table:number-rows-spanned="1">
            <office:annotation draw:style-name="gr11" draw:text-style-name="P4" svg:width="1.1413in" svg:height="0.2031in" svg:x="5.3083in" svg:y="1.4315in" draw:caption-point-x="-2.1665in" draw:caption-point-y="0.35in">
              <dc:date>2021-02-26T00:00:00</dc:date>
              <text:p text:style-name="P3"><text:span text:style-name="T4">Resource totals</text:span></text:p>
            </office:annotation>
            <text:p>####</text:p>
          </table:table-cell>
          <table:covered-table-cell table:number-columns-repeated="2" table:style-name="ce145"/>
          <table:table-cell table:style-name="ce122"/>
          <table:table-cell table:style-name="ce145" table:formula="of:=[.M11]" office:value-type="string" office:string-value="####" calcext:value-type="string" table:number-columns-spanned="3" table:number-rows-spanned="1">
            <text:p>####</text:p>
          </table:table-cell>
          <table:covered-table-cell table:number-columns-repeated="2" table:style-name="ce145"/>
          <table:table-cell table:style-name="ce122"/>
          <table:table-cell table:style-name="ce155" table:formula="of:=[.M11]" office:value-type="string" office:string-value="####" calcext:value-type="string" table:number-columns-spanned="3" table:number-rows-spanned="1">
            <text:p>####</text:p>
          </table:table-cell>
          <table:covered-table-cell table:style-name="ce145"/>
          <table:covered-table-cell table:style-name="ce155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19" office:value-type="string" calcext:value-type="string">
            <text:p>(rinse and repeat)</text:p>
          </table:table-cell>
          <table:table-cell table:number-columns-repeated="11"/>
          <table:table-cell table:style-name="ce128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38"/>
          <table:table-cell table:style-name="ce123" table:number-columns-repeated="11"/>
          <table:table-cell table:style-name="ce132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 table:number-columns-repeated="8"/>
          <table:table-cell table:style-name="ce129" office:value-type="string" calcext:value-type="string" table:number-columns-spanned="3" table:number-rows-spanned="1">
            <office:annotation draw:style-name="gr7" draw:text-style-name="P4" svg:width="2.6146in" svg:height="0.3272in" svg:x="5.2075in" svg:y="2.498in" draw:caption-point-x="-1.0173in" draw:caption-point-y="-0.1831in">
              <dc:date>2021-02-26T00:00:00</dc:date>
              <text:p text:style-name="P3"><text:span text:style-name="T4">Adds a </text:span><text:span text:style-name="T5">transport</text:span><text:span text:style-name="T4"> to the </text:span><text:span text:style-name="T5">selected logistics line</text:span><text:span text:style-name="T4">; i.e. </text:span><text:span text:style-name="T5">debits</text:span><text:span text:style-name="T4"> the </text:span><text:span text:style-name="T5">FOB</text:span><text:span text:style-name="T4"> with the cost of buying a transport</text:span></text:p>
            </office:annotation>
            <text:p>+ADD</text:p>
          </table:table-cell>
          <table:covered-table-cell table:number-columns-repeated="2" table:style-name="ce99"/>
          <table:table-cell table:style-name="ce129" office:value-type="string" calcext:value-type="string" table:number-columns-spanned="3" table:number-rows-spanned="1">
            <office:annotation draw:style-name="gr7" draw:text-style-name="P4" svg:width="2.8866in" svg:height="0.3272in" svg:x="5.137in" svg:y="2.0319in" draw:caption-point-x="-0.3177in" draw:caption-point-y="0.2831in">
              <dc:date>2021-02-26T00:00:00</dc:date>
              <text:p text:style-name="P3"><text:span text:style-name="T5">Removes</text:span><text:span text:style-name="T4"> a </text:span><text:span text:style-name="T5">transport</text:span><text:span text:style-name="T4"> from the </text:span><text:span text:style-name="T5">selected logistics line</text:span><text:span text:style-name="T4">; i.e. </text:span><text:span text:style-name="T5">recycles</text:span><text:span text:style-name="T4"> it, applies its value as a </text:span><text:span text:style-name="T5">credit</text:span><text:span text:style-name="T4"> to the </text:span><text:span text:style-name="T5">FOB</text:span></text:p>
            </office:annotation>
            <text:p>-REC</text:p>
          </table:table-cell>
          <table:covered-table-cell table:number-columns-repeated="2" table:style-name="ce99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 table:number-columns-repeated="15"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42" office:value-type="string" calcext:value-type="string" table:number-columns-spanned="6" table:number-rows-spanned="1">
            <text:p>ALPHA</text:p>
          </table:table-cell>
          <table:covered-table-cell table:number-columns-repeated="5"/>
          <table:table-cell/>
          <table:table-cell table:style-name="ce142" office:value-type="string" calcext:value-type="string" table:number-columns-spanned="6" table:number-rows-spanned="1">
            <text:p>BRAVO</text:p>
          </table:table-cell>
          <table:covered-table-cell table:number-columns-repeated="5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21" office:value-type="string" calcext:value-type="string" table:number-columns-spanned="6" table:number-rows-spanned="1">
            <text:p>CBO – GRID – MARKER TEXT</text:p>
          </table:table-cell>
          <table:covered-table-cell table:number-columns-repeated="5" table:style-name="Default"/>
          <table:table-cell/>
          <table:table-cell table:style-name="ce121" office:value-type="string" calcext:value-type="string" table:number-columns-spanned="6" table:number-rows-spanned="1">
            <text:p>CBO – GRID – MARKER TEXT</text:p>
          </table:table-cell>
          <table:covered-table-cell table:number-columns-repeated="5" table:style-name="Default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42" office:value-type="string" calcext:value-type="string">
            <office:annotation draw:style-name="gr11" draw:text-style-name="P4" svg:width="0.9441in" svg:height="0.2031in" svg:x="2.5528in" svg:y="4.8685in" draw:caption-point-x="-0.25in" draw:caption-point-y="-1.8425in">
              <dc:date>2021-02-26T00:00:00</dc:date>
              <text:p text:style-name="P3"><text:span text:style-name="T4">Resource image</text:span></text:p>
            </office:annotation>
            <text:p>[X]</text:p>
          </table:table-cell>
          <table:table-cell table:style-name="ce142" table:formula="of:=[.$M10]" office:value-type="string" office:string-value="SUP" calcext:value-type="string" table:number-columns-spanned="2" table:number-rows-spanned="1">
            <text:p>SUP</text:p>
          </table:table-cell>
          <table:covered-table-cell table:style-name="ce142"/>
          <table:table-cell table:style-name="ce124" office:value-type="string" calcext:value-type="string" table:number-columns-spanned="3" table:number-rows-spanned="1">
            <text:p>########</text:p>
          </table:table-cell>
          <table:covered-table-cell table:style-name="ce125"/>
          <table:covered-table-cell table:style-name="ce126"/>
          <table:table-cell/>
          <table:table-cell table:style-name="ce142" table:formula="of:=[.K18]" office:value-type="string" office:string-value="[X]" calcext:value-type="string">
            <text:p>[X]</text:p>
          </table:table-cell>
          <table:table-cell table:style-name="ce142" table:formula="of:=[.$M10]" office:value-type="string" office:string-value="SUP" calcext:value-type="string" table:number-columns-spanned="2" table:number-rows-spanned="1">
            <text:p>SUP</text:p>
          </table:table-cell>
          <table:covered-table-cell table:style-name="ce142"/>
          <table:table-cell table:style-name="ce124" table:formula="of:=[.N18]" office:value-type="string" office:string-value="########" calcext:value-type="string" table:number-columns-spanned="3" table:number-rows-spanned="1">
            <text:p>########</text:p>
          </table:table-cell>
          <table:covered-table-cell table:style-name="ce125"/>
          <table:covered-table-cell table:style-name="ce126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42" office:value-type="string" calcext:value-type="string">
            <text:p>[X]</text:p>
          </table:table-cell>
          <table:table-cell table:style-name="ce142" table:formula="of:=[.$Q10]" office:value-type="string" office:string-value="AMM" calcext:value-type="string" table:number-columns-spanned="2" table:number-rows-spanned="1">
            <text:p>AMM</text:p>
          </table:table-cell>
          <table:covered-table-cell table:style-name="ce142"/>
          <table:table-cell table:style-name="ce124" office:value-type="string" calcext:value-type="string" table:number-columns-spanned="3" table:number-rows-spanned="1">
            <text:p>########</text:p>
          </table:table-cell>
          <table:covered-table-cell table:style-name="ce125"/>
          <table:covered-table-cell table:style-name="ce126"/>
          <table:table-cell/>
          <table:table-cell table:style-name="ce142" table:formula="of:=[.K19]" office:value-type="string" office:string-value="[X]" calcext:value-type="string">
            <text:p>[X]</text:p>
          </table:table-cell>
          <table:table-cell table:style-name="ce142" table:formula="of:=[.$Q10]" office:value-type="string" office:string-value="AMM" calcext:value-type="string" table:number-columns-spanned="2" table:number-rows-spanned="1">
            <text:p>AMM</text:p>
          </table:table-cell>
          <table:covered-table-cell table:style-name="ce142"/>
          <table:table-cell table:style-name="ce124" table:formula="of:=[.N19]" office:value-type="string" office:string-value="########" calcext:value-type="string" table:number-columns-spanned="3" table:number-rows-spanned="1">
            <text:p>########</text:p>
          </table:table-cell>
          <table:covered-table-cell table:style-name="ce125"/>
          <table:covered-table-cell table:style-name="ce126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8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 table:style-name="ce123"/>
          <table:covered-table-cell table:style-name="ce132"/>
          <table:table-cell/>
          <table:table-cell table:style-name="ce142" office:value-type="string" calcext:value-type="string">
            <text:p>[X]</text:p>
          </table:table-cell>
          <table:table-cell table:style-name="ce142" table:formula="of:=[.$U10]" office:value-type="string" office:string-value="FUE" calcext:value-type="string" table:number-columns-spanned="2" table:number-rows-spanned="1">
            <text:p>FUE</text:p>
          </table:table-cell>
          <table:covered-table-cell table:style-name="ce142"/>
          <table:table-cell table:style-name="ce124" office:value-type="string" calcext:value-type="string" table:number-columns-spanned="3" table:number-rows-spanned="1">
            <text:p>########</text:p>
          </table:table-cell>
          <table:covered-table-cell table:style-name="ce125"/>
          <table:covered-table-cell table:style-name="ce126"/>
          <table:table-cell/>
          <table:table-cell table:style-name="ce142" table:formula="of:=[.K20]" office:value-type="string" office:string-value="[X]" calcext:value-type="string">
            <text:p>[X]</text:p>
          </table:table-cell>
          <table:table-cell table:style-name="ce142" table:formula="of:=[.$U10]" office:value-type="string" office:string-value="FUE" calcext:value-type="string" table:number-columns-spanned="2" table:number-rows-spanned="1">
            <text:p>FUE</text:p>
          </table:table-cell>
          <table:covered-table-cell table:style-name="ce142"/>
          <table:table-cell table:style-name="ce124" table:formula="of:=[.N20]" office:value-type="string" office:string-value="########" calcext:value-type="string" table:number-columns-spanned="3" table:number-rows-spanned="1">
            <text:p>########</text:p>
          </table:table-cell>
          <table:covered-table-cell table:style-name="ce125"/>
          <table:covered-table-cell table:style-name="ce126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112" office:value-type="string" calcext:value-type="string" table:number-columns-spanned="4" table:number-rows-spanned="1">
            <office:annotation draw:style-name="gr11" draw:text-style-name="P4" svg:width="1.5587in" svg:height="0.2031in" svg:x="0.2358in" svg:y="4.0075in" draw:caption-point-x="0.8087in" draw:caption-point-y="-0.448in">
              <dc:date>2021-02-26T00:00:00</dc:date>
              <text:p text:style-name="P3"><text:span text:style-name="T4">Add a logistics line to the set</text:span></text:p>
            </office:annotation>
            <text:p>+ADD</text:p>
          </table:table-cell>
          <table:covered-table-cell table:number-columns-repeated="3"/>
          <table:table-cell table:style-name="ce112" office:value-type="string" calcext:value-type="string" table:number-columns-spanned="4" table:number-rows-spanned="1">
            <office:annotation draw:style-name="gr11" draw:text-style-name="P4" svg:width="2.4516in" svg:height="0.2031in" svg:x="0.7256in" svg:y="4.372in" draw:caption-point-x="1.1579in" draw:caption-point-y="-0.8126in">
              <dc:date>2021-02-26T00:00:00</dc:date>
              <text:p text:style-name="P3"><text:span text:style-name="T4">Remove the selected logistics line from the set</text:span></text:p>
            </office:annotation>
            <text:p>-REM</text:p>
          </table:table-cell>
          <table:covered-table-cell table:number-columns-repeated="3"/>
          <table:table-cell table:number-columns-repeated="15"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112" office:value-type="string" calcext:value-type="string" table:number-columns-spanned="8" table:number-rows-spanned="1">
            <text:p>REFRESH</text:p>
          </table:table-cell>
          <table:covered-table-cell table:number-columns-repeated="7"/>
          <table:table-cell/>
          <table:table-cell table:style-name="ce112" office:value-type="string" calcext:value-type="string" table:number-columns-spanned="6" table:number-rows-spanned="1">
            <office:annotation draw:style-name="gr11" draw:text-style-name="P4" svg:width="1.224in" svg:height="0.2031in" svg:x="4.5315in" svg:y="4.5201in" draw:caption-point-x="-1.1799in" draw:caption-point-y="-0.7831in">
              <dc:date>2021-02-26T00:00:00</dc:date>
              <text:p text:style-name="P3"><text:span text:style-name="T4">Confirms the mission</text:span></text:p>
            </office:annotation>
            <text:p>+CONFIRM</text:p>
          </table:table-cell>
          <table:covered-table-cell table:number-columns-repeated="5"/>
          <table:table-cell/>
          <table:table-cell table:style-name="ce112" office:value-type="string" calcext:value-type="string" table:number-columns-spanned="6" table:number-rows-spanned="1">
            <office:annotation draw:style-name="gr11" draw:text-style-name="P4" svg:width="1.0614in" svg:height="0.2031in" svg:x="4.4933in" svg:y="4.2016in" draw:caption-point-x="0.326in" draw:caption-point-y="-0.4646in">
              <dc:date>2021-02-26T00:00:00</dc:date>
              <text:p text:style-name="P3"><text:span text:style-name="T4">Aborts the mission</text:span></text:p>
            </office:annotation>
            <text:p>-ABORT</text:p>
          </table:table-cell>
          <table:covered-table-cell table:number-columns-repeated="5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 table:number-rows-repeated="4">
          <table:table-cell table:number-columns-repeated="17"/>
          <table:table-cell table:style-name="Default" table:number-columns-repeated="14"/>
          <table:table-cell table:number-columns-repeated="99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sions Manager Dialog 0.1" table:style-name="ta1">
        <table:table-column table:style-name="co9" table:number-columns-repeated="56" table:default-cell-style-name="ce3"/>
        <table:table-column table:style-name="co9" table:number-columns-repeated="96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58"/>
          <table:table-cell table:style-name="ce94" office:value-type="string" calcext:value-type="string" table:number-columns-spanned="31" table:number-rows-spanned="1">
            <office:annotation draw:style-name="gr3" draw:text-style-name="P2" svg:width="3.4067in" svg:height="0.2346in" svg:x="7.1898in" svg:y="0.063in" draw:caption-point-x="-0.4827in" draw:caption-point-y="0.1185in">
              <dc:date>2021-03-20T00:00:00</dc:date>
              <text:p text:style-name="P1"><text:span text:style-name="T1">Manager is refreshed by the running state machine.</text:span></text:p>
            </office:annotation>
            <text:p>Missions Manager</text:p>
          </table:table-cell>
          <table:covered-table-cell table:number-columns-repeated="30" table:style-name="ce159"/>
          <table:table-cell table:style-name="ce52" office:value-type="string" calcext:value-type="string">
            <office:annotation draw:style-name="gr4" draw:text-style-name="P2" svg:width="2.987in" svg:height="0.3902in" svg:x="7.6098in" svg:y="0.4287in" draw:caption-point-x="-0.6933in" draw:caption-point-y="-0.2472in">
              <dc:date>2021-03-20T00:00:00</dc:date>
              <text:p text:style-name="P1"><text:span text:style-name="T1">Opening the dialog </text:span><text:span text:style-name="T2">registers with</text:span><text:span text:style-name="T1"> the server; closing the dialog </text:span><text:span text:style-name="T2">unregisters from</text:span><text:span text:style-name="T1"> the server.</text:span></text:p>
            </office:annotation>
            <text:p>[X]</text:p>
          </table:table-cell>
          <table:table-cell table:style-name="ce158" table:number-columns-repeated="23"/>
          <table:table-cell table:number-columns-repeated="9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1" office:value-type="string" calcext:value-type="string" table:number-columns-spanned="16" table:number-rows-spanned="1">
            <office:annotation draw:style-name="gr12" draw:text-style-name="P2" svg:width="4.3886in" svg:height="0.7378in" svg:x="7.3996in" svg:y="2.3425in" draw:caption-point-x="-3.8386in" draw:caption-point-y="-1.8055in">
              <dc:date>2021-03-20T00:00:00</dc:date>
              <text:p text:style-name="P1"><text:span text:style-name="T1">In the form, </text:span><text:span text:style-name="T3">TITLE | SUPPLY | AMMO | FUEL | INTEL</text:span><text:span text:style-name="T1">, and backed by </text:span><text:span text:style-name="T3">[MVAR(_templateUuid), MVAR(_uuid)]</text:span><text:span text:style-name="T1">. Running missions will have the </text:span><text:span text:style-name="T3">MVAR(_uuid)</text:span><text:span text:style-name="T1"> filled in, whereas their template counterparts will not.</text:span></text:p>
            </office:annotation>
            <text:p>MISSION / MISSION TEMPLATE</text:p>
          </table:table-cell>
          <table:covered-table-cell table:number-columns-repeated="14" table:style-name="ce34"/>
          <table:covered-table-cell table:style-name="ce160"/>
          <table:table-cell/>
          <table:table-cell table:style-name="ce91" office:value-type="string" calcext:value-type="string" table:number-columns-spanned="15" table:number-rows-spanned="1">
            <text:p>MISSION TITLE</text:p>
          </table:table-cell>
          <table:covered-table-cell table:number-columns-repeated="14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4" table:style-name="ce34"/>
          <table:covered-table-cell table:style-name="ce160"/>
          <table:table-cell/>
          <table:table-cell table:style-name="ce161" office:value-type="string" calcext:value-type="string" table:number-columns-spanned="7" table:number-rows-spanned="1">
            <office:annotation draw:style-name="gr13" draw:text-style-name="P2" svg:width="5.0626in" svg:height="1.0366in" svg:x="7.2567in" svg:y="1.0921in" draw:caption-point-x="-2.0177in" draw:caption-point-y="-0.3772in">
              <dc:date>2021-03-20T00:00:00</dc:date>
              <text:p text:style-name="P1"><text:span text:style-name="T1">Telemetry comes in the form of </text:span><text:span text:style-name="T3">name/value pairs</text:span><text:span text:style-name="T1">. Optional </text:span><text:span text:style-name="T3">image path</text:span><text:span text:style-name="T1">, i.e. icon, may be provided as well. Content depends on whether the mission is running, parameters of the mission, etc. Available missions indicate their </text:span><text:span text:style-name="T2">costs</text:span><text:span text:style-name="T1"> in terms of </text:span><text:span text:style-name="T3">resources</text:span><text:span text:style-name="T1"> and </text:span><text:span text:style-name="T3">intelligence</text:span><text:span text:style-name="T1">, and sometimes also their rewards. Running missions may indicate elements such as </text:span><text:span text:style-name="T2">timers</text:span><text:span text:style-name="T1">, </text:span><text:span text:style-name="T2">grid reference</text:span><text:span text:style-name="T1">, and any other moving parts that are worth noting.</text:span></text:p>
            </office:annotation>
            <text:p>TELEMETRY</text:p>
          </table:table-cell>
          <table:covered-table-cell table:style-name="ce163"/>
          <table:covered-table-cell table:number-columns-repeated="4" table:style-name="ce164"/>
          <table:covered-table-cell table:style-name="ce165"/>
          <table:table-cell table:style-name="ce91" office:value-type="string" calcext:value-type="string" table:number-columns-spanned="8" table:number-rows-spanned="6">
            <text:p>IMAGE</text:p>
          </table:table-cell>
          <table:covered-table-cell table:style-name="ce171"/>
          <table:covered-table-cell table:style-name="ce166"/>
          <table:covered-table-cell table:number-columns-repeated="5" table:style-name="ce171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4" table:style-name="ce34"/>
          <table:covered-table-cell table:style-name="ce160"/>
          <table:table-cell/>
          <table:table-cell table:style-name="ce161" office:value-type="string" calcext:value-type="string" table:number-columns-spanned="7" table:number-rows-spanned="1">
            <text:p>TELEMETRY</text:p>
          </table:table-cell>
          <table:covered-table-cell table:number-columns-repeated="5" table:style-name="ce164"/>
          <table:covered-table-cell table:style-name="ce165"/>
          <table:covered-table-cell table:number-columns-repeated="8" table:style-name="ce171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4" table:style-name="ce34"/>
          <table:covered-table-cell table:style-name="ce160"/>
          <table:table-cell/>
          <table:table-cell table:style-name="ce161" office:value-type="string" calcext:value-type="string" table:number-columns-spanned="7" table:number-rows-spanned="1">
            <text:p>TELEMETRY</text:p>
          </table:table-cell>
          <table:covered-table-cell table:number-columns-repeated="5" table:style-name="ce164"/>
          <table:covered-table-cell table:style-name="ce165"/>
          <table:covered-table-cell table:number-columns-repeated="8" table:style-name="ce171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4" table:style-name="ce34"/>
          <table:covered-table-cell table:style-name="ce160"/>
          <table:table-cell/>
          <table:table-cell table:style-name="ce161" office:value-type="string" calcext:value-type="string" table:number-columns-spanned="7" table:number-rows-spanned="1">
            <text:p>TELEMETRY</text:p>
          </table:table-cell>
          <table:covered-table-cell table:number-columns-repeated="5" table:style-name="ce164"/>
          <table:covered-table-cell table:style-name="ce165"/>
          <table:covered-table-cell table:number-columns-repeated="8" table:style-name="ce171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4" table:style-name="ce34"/>
          <table:covered-table-cell table:style-name="ce160"/>
          <table:table-cell/>
          <table:table-cell table:style-name="ce161" office:value-type="string" calcext:value-type="string" table:number-columns-spanned="7" table:number-rows-spanned="1">
            <text:p>TELEMETRY</text:p>
          </table:table-cell>
          <table:covered-table-cell table:number-columns-repeated="5" table:style-name="ce164"/>
          <table:covered-table-cell table:style-name="ce165"/>
          <table:covered-table-cell table:number-columns-repeated="8" table:style-name="ce171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5"/>
          <table:table-cell/>
          <table:table-cell table:style-name="ce161" office:value-type="string" calcext:value-type="string" table:number-columns-spanned="7" table:number-rows-spanned="1">
            <text:p>TELEMETRY</text:p>
          </table:table-cell>
          <table:covered-table-cell table:number-columns-repeated="5" table:style-name="ce164"/>
          <table:covered-table-cell table:style-name="ce165"/>
          <table:covered-table-cell table:number-columns-repeated="8" table:style-name="ce171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5"/>
          <table:table-cell/>
          <table:table-cell table:style-name="ce170" office:value-type="string" calcext:value-type="string" table:number-columns-spanned="15" table:number-rows-spanned="4">
            <text:p>BRIEFING – LISTNBOX ROW</text:p>
          </table:table-cell>
          <table:covered-table-cell table:number-columns-repeated="14" table:style-name="ce171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5"/>
          <table:table-cell/>
          <table:covered-table-cell table:number-columns-repeated="15" table:style-name="ce171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5"/>
          <table:table-cell/>
          <table:covered-table-cell table:number-columns-repeated="15" table:style-name="ce171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5"/>
          <table:table-cell/>
          <table:covered-table-cell table:number-columns-repeated="15" table:style-name="ce171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5"/>
          <table:table-cell/>
          <table:table-cell table:style-name="ce172" office:value-type="string" calcext:value-type="string" table:number-columns-spanned="15" table:number-rows-spanned="4">
            <text:p>SUCCESS – LISTNBOX ROW</text:p>
          </table:table-cell>
          <table:covered-table-cell table:number-columns-repeated="14" table:style-name="ce171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5"/>
          <table:table-cell/>
          <table:covered-table-cell table:number-columns-repeated="15" table:style-name="ce171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5"/>
          <table:table-cell/>
          <table:covered-table-cell table:number-columns-repeated="15" table:style-name="ce171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5"/>
          <table:table-cell/>
          <table:covered-table-cell table:number-columns-repeated="15" table:style-name="ce171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5"/>
          <table:table-cell/>
          <table:table-cell table:style-name="ce173" office:value-type="string" calcext:value-type="string" table:number-columns-spanned="15" table:number-rows-spanned="4">
            <text:p>FAILURE – LISTNBOX ROW</text:p>
          </table:table-cell>
          <table:covered-table-cell table:number-columns-repeated="14" table:style-name="ce171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5"/>
          <table:table-cell/>
          <table:covered-table-cell table:number-columns-repeated="15" table:style-name="ce171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5"/>
          <table:table-cell/>
          <table:covered-table-cell table:number-columns-repeated="15" table:style-name="ce171"/>
          <table:table-cell table:number-columns-repeated="991"/>
        </table:table-row>
        <table:table-row table:style-name="ro1">
          <table:table-cell/>
          <table:table-cell table:style-name="ce85" office:value-type="string" calcext:value-type="string" table:number-columns-spanned="8" table:number-rows-spanned="1">
            <text:p><text:span text:style-name="T11">R</text:span>UN</text:p>
          </table:table-cell>
          <table:covered-table-cell table:number-columns-repeated="7"/>
          <table:table-cell table:style-name="ce85" office:value-type="string" calcext:value-type="string" table:number-columns-spanned="8" table:number-rows-spanned="1">
            <text:p><text:span text:style-name="T11">A</text:span>BORT</text:p>
          </table:table-cell>
          <table:covered-table-cell table:number-columns-repeated="7"/>
          <table:table-cell/>
          <table:covered-table-cell table:number-columns-repeated="15" table:style-name="ce171"/>
          <table:table-cell table:number-columns-repeated="991"/>
        </table:table-row>
        <table:table-row table:style-name="ro1">
          <table:table-cell table:number-columns-repeated="18"/>
          <table:table-cell table:style-name="ce171" table:number-columns-repeated="15"/>
          <table:table-cell table:number-columns-repeated="99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5:03:36.6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1-03-21T21:42:49.229000000</dc:date>
    <meta:editing-duration>P2DT11H58M50S</meta:editing-duration>
    <meta:editing-cycles>285</meta:editing-cycles>
    <meta:document-statistic meta:table-count="6" meta:cell-count="243" meta:object-count="0"/>
  </office:meta>
</office:document-meta>
</file>